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>
      <style:text-properties fo:font-weight="bold" style:font-weight-asian="bold" style:font-weight-complex="bold"/>
    </style:style>
    <style:style style:name="T19_10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>
      <style:text-properties fo:background-color="#ffffff" fo:color="#333333"/>
    </style:style>
    <style:style style:name="T42_26" style:family="text">
      <style:text-properties fo:background-color="#ffffff" fo:color="#333333"/>
    </style:style>
    <style:style style:name="T42_27" style:family="text">
      <style:text-properties fo:background-color="#ffffff" fo:color="#333333"/>
    </style:style>
    <style:style style:name="T42_28" style:family="text">
      <style:text-properties fo:background-color="#ffffff" fo:color="#333333"/>
    </style:style>
    <style:style style:name="T42_29" style:family="text">
      <style:text-properties fo:background-color="#ffffff" fo:color="#333333"/>
    </style:style>
    <style:style style:name="T42_30" style:family="text">
      <style:text-properties fo:background-color="#ffffff" fo:color="#333333"/>
    </style:style>
    <style:style style:name="T42_31" style:family="text">
      <style:text-properties fo:background-color="#ffffff" fo:color="#333333"/>
    </style:style>
    <style:style style:name="T42_32" style:family="text">
      <style:text-properties fo:background-color="#ffffff" fo:color="#333333"/>
    </style:style>
    <style:style style:name="T42_33" style:family="text">
      <style:text-properties fo:background-color="#ffffff" fo:color="#333333"/>
    </style:style>
    <style:style style:name="T42_34" style:family="text">
      <style:text-properties fo:background-color="#ffffff" fo:color="#333333"/>
    </style:style>
    <style:style style:name="T42_35" style:family="text">
      <style:text-properties fo:background-color="#ffffff" fo:color="#333333"/>
    </style:style>
    <style:style style:name="T42_36" style:family="text">
      <style:text-properties fo:background-color="#ffffff" fo:color="#333333"/>
    </style:style>
    <style:style style:name="T42_37" style:family="text">
      <style:text-properties fo:background-color="#ffffff" fo:color="#333333"/>
    </style:style>
    <style:style style:name="T42_38" style:family="text">
      <style:text-properties fo:background-color="#ffffff" fo:color="#333333"/>
    </style:style>
    <style:style style:name="T42_39" style:family="text">
      <style:text-properties fo:background-color="#ffffff" fo:color="#333333"/>
    </style:style>
    <style:style style:name="P43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44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45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ffffff" fo:color="#333333" fo:font-weight="bold" style:font-weight-asian="bold" style:font-weight-complex="bold"/>
    </style:style>
    <style:style style:name="T46_2" style:family="text">
      <style:text-properties fo:background-color="#ffffff" fo:color="#333333" fo:font-weight="bold" style:font-weight-asian="bold" style:font-weight-complex="bold"/>
    </style:style>
    <style:style style:name="T46_3" style:family="text">
      <style:text-properties fo:background-color="#ffffff" fo:color="#333333" fo:font-weight="bold" style:font-weight-asian="bold" style:font-weight-complex="bold"/>
    </style:style>
    <style:style style:name="T46_4" style:family="text">
      <style:text-properties fo:background-color="#ffffff" fo:color="#333333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fo:color="#333333"/>
    </style:style>
    <style:style style:name="T47_2" style:family="text">
      <style:text-properties fo:background-color="#ffffff" fo:color="#333333"/>
    </style:style>
    <style:style style:name="T47_3" style:family="text">
      <style:text-properties fo:background-color="#ffffff" fo:color="#333333"/>
    </style:style>
    <style:style style:name="T47_4" style:family="text">
      <style:text-properties fo:background-color="#ffffff" fo:color="#333333"/>
    </style:style>
    <style:style style:name="T47_5" style:family="text">
      <style:text-properties fo:background-color="#ffffff" fo:color="#333333"/>
    </style:style>
    <style:style style:name="T47_6" style:family="text">
      <style:text-properties fo:background-color="#ffffff" fo:color="#333333"/>
    </style:style>
    <style:style style:name="T47_7" style:family="text">
      <style:text-properties fo:background-color="#ffffff" fo:color="#333333"/>
    </style:style>
    <style:style style:name="T47_8" style:family="text">
      <style:text-properties fo:background-color="#ffffff" fo:color="#333333"/>
    </style:style>
    <style:style style:name="T47_9" style:family="text">
      <style:text-properties fo:background-color="#ffffff" fo:color="#333333"/>
    </style:style>
    <style:style style:name="T47_10" style:family="text">
      <style:text-properties fo:background-color="#ffffff" fo:color="#333333"/>
    </style:style>
    <style:style style:name="T47_11" style:family="text">
      <style:text-properties fo:background-color="#ffffff" fo:color="#333333"/>
    </style:style>
    <style:style style:name="T47_12" style:family="text">
      <style:text-properties fo:background-color="#ffffff" fo:color="#333333"/>
    </style:style>
    <style:style style:name="T47_13" style:family="text">
      <style:text-properties fo:background-color="#ffffff" fo:color="#333333"/>
    </style:style>
    <style:style style:name="T47_14" style:family="text">
      <style:text-properties fo:background-color="#ffffff" fo:color="#333333"/>
    </style:style>
    <style:style style:name="T47_15" style:family="text">
      <style:text-properties fo:background-color="#ffffff" fo:color="#333333"/>
    </style:style>
    <style:style style:name="T47_16" style:family="text">
      <style:text-properties fo:background-color="#ffffff" fo:color="#333333"/>
    </style:style>
    <style:style style:name="T47_17" style:family="text">
      <style:text-properties fo:background-color="#ffffff" fo:color="#333333"/>
    </style:style>
    <style:style style:name="T47_18" style:family="text">
      <style:text-properties fo:background-color="#ffffff" fo:color="#333333"/>
    </style:style>
    <style:style style:name="T47_19" style:family="text">
      <style:text-properties fo:background-color="#ffffff" fo:color="#333333"/>
    </style:style>
    <style:style style:name="T47_20" style:family="text">
      <style:text-properties fo:background-color="#ffffff" fo:color="#333333"/>
    </style:style>
    <style:style style:name="T47_21" style:family="text">
      <style:text-properties fo:background-color="#ffffff" fo:color="#333333"/>
    </style:style>
    <style:style style:name="T47_22" style:family="text">
      <style:text-properties fo:background-color="#ffffff" fo:color="#333333"/>
    </style:style>
    <style:style style:name="T47_23" style:family="text">
      <style:text-properties fo:background-color="#ffffff" fo:color="#333333"/>
    </style:style>
    <style:style style:name="T47_24" style:family="text">
      <style:text-properties fo:background-color="#ffffff" fo:color="#333333"/>
    </style:style>
    <style:style style:name="T47_25" style:family="text">
      <style:text-properties fo:background-color="#ffffff" fo:color="#333333"/>
    </style:style>
    <style:style style:name="T47_26" style:family="text">
      <style:text-properties fo:background-color="#ffffff" fo:color="#333333"/>
    </style:style>
    <style:style style:name="T47_27" style:family="text">
      <style:text-properties fo:background-color="#ffffff" fo:color="#333333"/>
    </style:style>
    <style:style style:name="T47_28" style:family="text">
      <style:text-properties fo:background-color="#ffffff" fo:color="#333333"/>
    </style:style>
    <style:style style:name="T47_29" style:family="text">
      <style:text-properties fo:background-color="#ffffff" fo:color="#333333"/>
    </style:style>
    <style:style style:name="T47_30" style:family="text">
      <style:text-properties fo:background-color="#ffffff" fo:color="#333333"/>
    </style:style>
    <style:style style:name="T47_31" style:family="text">
      <style:text-properties fo:background-color="#ffffff" fo:color="#333333"/>
    </style:style>
    <style:style style:name="T47_32" style:family="text">
      <style:text-properties fo:background-color="#ffffff" fo:color="#333333"/>
    </style:style>
    <style:style style:name="T47_33" style:family="text">
      <style:text-properties fo:background-color="#ffffff" fo:color="#333333"/>
    </style:style>
    <style:style style:name="T47_34" style:family="text">
      <style:text-properties fo:background-color="#ffffff" fo:color="#333333"/>
    </style:style>
    <style:style style:name="T47_35" style:family="text">
      <style:text-properties fo:background-color="#ffffff" fo:color="#333333"/>
    </style:style>
    <style:style style:name="T47_36" style:family="text">
      <style:text-properties fo:background-color="#ffffff" fo:color="#333333"/>
    </style:style>
    <style:style style:name="T47_37" style:family="text">
      <style:text-properties fo:background-color="#ffffff" fo:color="#333333"/>
    </style:style>
    <style:style style:name="T47_38" style:family="text">
      <style:text-properties fo:background-color="#ffffff" fo:color="#333333"/>
    </style:style>
    <style:style style:name="T47_39" style:family="text">
      <style:text-properties fo:background-color="#ffffff" fo:color="#333333"/>
    </style:style>
    <style:style style:name="T47_40" style:family="text">
      <style:text-properties fo:background-color="#ffffff" fo:color="#333333"/>
    </style:style>
    <style:style style:name="T47_41" style:family="text">
      <style:text-properties fo:background-color="#ffffff" fo:color="#333333"/>
    </style:style>
    <style:style style:name="T47_42" style:family="text">
      <style:text-properties fo:background-color="#ffffff" fo:color="#333333"/>
    </style:style>
    <style:style style:name="T47_43" style:family="text">
      <style:text-properties fo:background-color="#ffffff" fo:color="#333333"/>
    </style:style>
    <style:style style:name="T47_44" style:family="text">
      <style:text-properties fo:background-color="#ffffff" fo:color="#333333"/>
    </style:style>
    <style:style style:name="T47_45" style:family="text">
      <style:text-properties fo:background-color="#ffffff" fo:color="#333333"/>
    </style:style>
    <style:style style:name="T47_46" style:family="text">
      <style:text-properties fo:background-color="#ffffff" fo:color="#333333"/>
    </style:style>
    <style:style style:name="T47_47" style:family="text">
      <style:text-properties fo:background-color="#ffffff" fo:color="#333333"/>
    </style:style>
    <style:style style:name="T47_48" style:family="text">
      <style:text-properties fo:background-color="#ffffff" fo:color="#333333"/>
    </style:style>
    <style:style style:name="T47_49" style:family="text">
      <style:text-properties fo:background-color="#ffffff" fo:color="#333333"/>
    </style:style>
    <style:style style:name="T47_50" style:family="text">
      <style:text-properties fo:background-color="#ffffff" fo:color="#333333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ff" fo:color="#333333"/>
    </style:style>
    <style:style style:name="T48_2" style:family="text">
      <style:text-properties fo:background-color="#ffffff" fo:color="#333333"/>
    </style:style>
    <style:style style:name="T48_3" style:family="text">
      <style:text-properties fo:background-color="#ffffff" fo:color="#333333"/>
    </style:style>
    <style:style style:name="T48_4" style:family="text">
      <style:text-properties fo:background-color="#ffffff" fo:color="#333333"/>
    </style:style>
    <style:style style:name="T48_5" style:family="text">
      <style:text-properties fo:background-color="#ffffff" fo:color="#333333"/>
    </style:style>
    <style:style style:name="T48_6" style:family="text">
      <style:text-properties fo:background-color="#ffffff" fo:color="#333333"/>
    </style:style>
    <style:style style:name="T48_7" style:family="text">
      <style:text-properties fo:background-color="#ffffff" fo:color="#333333"/>
    </style:style>
    <style:style style:name="T48_8" style:family="text">
      <style:text-properties fo:background-color="#ffffff" fo:color="#333333"/>
    </style:style>
    <style:style style:name="T48_9" style:family="text">
      <style:text-properties fo:background-color="#ffffff" fo:color="#333333"/>
    </style:style>
    <style:style style:name="T48_10" style:family="text">
      <style:text-properties fo:background-color="#ffffff" fo:color="#333333"/>
    </style:style>
    <style:style style:name="T48_11" style:family="text">
      <style:text-properties fo:background-color="#ffffff" fo:color="#333333"/>
    </style:style>
    <style:style style:name="T48_12" style:family="text">
      <style:text-properties fo:background-color="#ffffff" fo:color="#333333"/>
    </style:style>
    <style:style style:name="T48_13" style:family="text">
      <style:text-properties fo:background-color="#ffffff" fo:color="#333333"/>
    </style:style>
    <style:style style:name="T48_14" style:family="text">
      <style:text-properties fo:background-color="#ffffff" fo:color="#333333"/>
    </style:style>
    <style:style style:name="T48_15" style:family="text">
      <style:text-properties fo:background-color="#ffffff" fo:color="#333333"/>
    </style:style>
    <style:style style:name="T48_16" style:family="text">
      <style:text-properties fo:background-color="#ffffff" fo:color="#333333"/>
    </style:style>
    <style:style style:name="T48_17" style:family="text">
      <style:text-properties fo:background-color="#ffffff" fo:color="#333333"/>
    </style:style>
    <style:style style:name="T48_18" style:family="text">
      <style:text-properties fo:background-color="#ffffff" fo:color="#333333"/>
    </style:style>
    <style:style style:name="T48_19" style:family="text">
      <style:text-properties fo:background-color="#ffffff" fo:color="#333333"/>
    </style:style>
    <style:style style:name="T48_20" style:family="text">
      <style:text-properties fo:background-color="#ffffff" fo:color="#333333"/>
    </style:style>
    <style:style style:name="T48_21" style:family="text">
      <style:text-properties fo:background-color="#ffffff" fo:color="#333333"/>
    </style:style>
    <style:style style:name="T48_22" style:family="text">
      <style:text-properties fo:background-color="#ffffff" fo:color="#333333"/>
    </style:style>
    <style:style style:name="T48_23" style:family="text">
      <style:text-properties fo:background-color="#ffffff" fo:color="#333333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fo:color="#333333"/>
    </style:style>
    <style:style style:name="T49_2" style:family="text">
      <style:text-properties fo:background-color="#ffffff" fo:color="#333333"/>
    </style:style>
    <style:style style:name="T49_3" style:family="text">
      <style:text-properties fo:background-color="#ffffff" fo:color="#333333"/>
    </style:style>
    <style:style style:name="T49_4" style:family="text">
      <style:text-properties fo:background-color="#ffffff" fo:color="#333333"/>
    </style:style>
    <style:style style:name="T49_5" style:family="text">
      <style:text-properties fo:background-color="#ffffff" fo:color="#333333"/>
    </style:style>
    <style:style style:name="T49_6" style:family="text">
      <style:text-properties fo:background-color="#ffffff" fo:color="#333333"/>
    </style:style>
    <style:style style:name="T49_7" style:family="text">
      <style:text-properties fo:background-color="#ffffff" fo:color="#333333"/>
    </style:style>
    <style:style style:name="T49_8" style:family="text">
      <style:text-properties fo:background-color="#ffffff" fo:color="#333333"/>
    </style:style>
    <style:style style:name="T49_9" style:family="text">
      <style:text-properties fo:background-color="#ffffff" fo:color="#333333"/>
    </style:style>
    <style:style style:name="T49_10" style:family="text">
      <style:text-properties fo:background-color="#ffffff" fo:color="#333333"/>
    </style:style>
    <style:style style:name="T49_11" style:family="text">
      <style:text-properties fo:background-color="#ffffff" fo:color="#333333"/>
    </style:style>
    <style:style style:name="T49_12" style:family="text">
      <style:text-properties fo:background-color="#ffffff" fo:color="#333333"/>
    </style:style>
    <style:style style:name="T49_13" style:family="text">
      <style:text-properties fo:background-color="#ffffff" fo:color="#333333"/>
    </style:style>
    <style:style style:name="T49_14" style:family="text">
      <style:text-properties fo:background-color="#ffffff" fo:color="#333333"/>
    </style:style>
    <style:style style:name="T49_15" style:family="text">
      <style:text-properties fo:background-color="#ffffff" fo:color="#333333"/>
    </style:style>
    <style:style style:name="T49_16" style:family="text">
      <style:text-properties fo:background-color="#ffffff" fo:color="#333333"/>
    </style:style>
    <style:style style:name="T49_17" style:family="text">
      <style:text-properties fo:background-color="#ffffff" fo:color="#333333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fo:color="#333333"/>
    </style:style>
    <style:style style:name="T50_2" style:family="text">
      <style:text-properties fo:background-color="#ffffff" fo:color="#333333"/>
    </style:style>
    <style:style style:name="T50_3" style:family="text">
      <style:text-properties fo:background-color="#ffffff" fo:color="#333333"/>
    </style:style>
    <style:style style:name="T50_4" style:family="text">
      <style:text-properties fo:background-color="#ffffff" fo:color="#333333"/>
    </style:style>
    <style:style style:name="T50_5" style:family="text">
      <style:text-properties fo:background-color="#ffffff" fo:color="#333333"/>
    </style:style>
    <style:style style:name="T50_6" style:family="text">
      <style:text-properties fo:background-color="#ffffff" fo:color="#333333"/>
    </style:style>
    <style:style style:name="T50_7" style:family="text">
      <style:text-properties fo:background-color="#ffffff" fo:color="#333333"/>
    </style:style>
    <style:style style:name="T50_8" style:family="text">
      <style:text-properties fo:background-color="#ffffff" fo:color="#333333"/>
    </style:style>
    <style:style style:name="T50_9" style:family="text">
      <style:text-properties fo:background-color="#ffffff" fo:color="#333333"/>
    </style:style>
    <style:style style:name="T50_10" style:family="text">
      <style:text-properties fo:background-color="#ffffff" fo:color="#333333"/>
    </style:style>
    <style:style style:name="T50_11" style:family="text">
      <style:text-properties fo:background-color="#ffffff" fo:color="#333333"/>
    </style:style>
    <style:style style:name="T50_12" style:family="text">
      <style:text-properties fo:background-color="#ffffff" fo:color="#333333"/>
    </style:style>
    <style:style style:name="T50_13" style:family="text">
      <style:text-properties fo:background-color="#ffffff" fo:color="#333333"/>
    </style:style>
    <style:style style:name="T50_14" style:family="text">
      <style:text-properties fo:background-color="#ffffff" fo:color="#333333"/>
    </style:style>
    <style:style style:name="T50_15" style:family="text">
      <style:text-properties fo:background-color="#ffffff" fo:color="#333333"/>
    </style:style>
    <style:style style:name="T50_16" style:family="text">
      <style:text-properties fo:background-color="#ffffff" fo:color="#333333"/>
    </style:style>
    <style:style style:name="T50_17" style:family="text">
      <style:text-properties fo:background-color="#ffffff" fo:color="#333333"/>
    </style:style>
    <style:style style:name="T50_18" style:family="text">
      <style:text-properties fo:background-color="#ffffff" fo:color="#333333"/>
    </style:style>
    <style:style style:name="T50_19" style:family="text">
      <style:text-properties fo:background-color="#ffffff" fo:color="#333333"/>
    </style:style>
    <style:style style:name="T50_20" style:family="text">
      <style:text-properties fo:background-color="#ffffff" fo:color="#333333"/>
    </style:style>
    <style:style style:name="T50_21" style:family="text">
      <style:text-properties fo:background-color="#ffffff" fo:color="#333333"/>
    </style:style>
    <style:style style:name="T50_22" style:family="text">
      <style:text-properties fo:background-color="#ffffff" fo:color="#333333"/>
    </style:style>
    <style:style style:name="T50_23" style:family="text">
      <style:text-properties fo:background-color="#ffffff" fo:color="#333333"/>
    </style:style>
    <style:style style:name="T50_24" style:family="text">
      <style:text-properties fo:background-color="#ffffff" fo:color="#333333"/>
    </style:style>
    <style:style style:name="T50_25" style:family="text">
      <style:text-properties fo:background-color="#ffffff" fo:color="#333333"/>
    </style:style>
    <style:style style:name="T50_26" style:family="text">
      <style:text-properties fo:background-color="#ffffff" fo:color="#333333"/>
    </style:style>
    <style:style style:name="T50_27" style:family="text">
      <style:text-properties fo:background-color="#ffffff" fo:color="#333333"/>
    </style:style>
    <style:style style:name="T50_28" style:family="text">
      <style:text-properties fo:background-color="#ffffff" fo:color="#333333"/>
    </style:style>
    <style:style style:name="T50_29" style:family="text">
      <style:text-properties fo:background-color="#ffffff" fo:color="#333333"/>
    </style:style>
    <style:style style:name="T50_30" style:family="text">
      <style:text-properties fo:background-color="#ffffff" fo:color="#333333"/>
    </style:style>
    <style:style style:name="T50_31" style:family="text">
      <style:text-properties fo:background-color="#ffffff" fo:color="#333333"/>
    </style:style>
    <style:style style:name="T50_32" style:family="text">
      <style:text-properties fo:background-color="#ffffff" fo:color="#333333"/>
    </style:style>
    <style:style style:name="T50_33" style:family="text">
      <style:text-properties fo:background-color="#ffffff" fo:color="#333333"/>
    </style:style>
    <style:style style:name="T50_34" style:family="text">
      <style:text-properties fo:background-color="#ffffff" fo:color="#333333"/>
    </style:style>
    <style:style style:name="T50_35" style:family="text">
      <style:text-properties fo:background-color="#ffffff" fo:color="#333333"/>
    </style:style>
    <style:style style:name="T50_36" style:family="text">
      <style:text-properties fo:background-color="#ffffff" fo:color="#333333"/>
    </style:style>
    <style:style style:name="T50_37" style:family="text">
      <style:text-properties fo:background-color="#ffffff" fo:color="#333333"/>
    </style:style>
    <style:style style:name="T50_38" style:family="text">
      <style:text-properties fo:background-color="#ffffff" fo:color="#333333"/>
    </style:style>
    <style:style style:name="T50_39" style:family="text">
      <style:text-properties fo:background-color="#ffffff" fo:color="#333333"/>
    </style:style>
    <style:style style:name="T50_40" style:family="text">
      <style:text-properties fo:background-color="#ffffff" fo:color="#333333"/>
    </style:style>
    <style:style style:name="T50_41" style:family="text">
      <style:text-properties fo:background-color="#ffffff" fo:color="#333333"/>
    </style:style>
    <style:style style:name="T50_42" style:family="text">
      <style:text-properties fo:background-color="#ffffff" fo:color="#333333"/>
    </style:style>
    <style:style style:name="T50_43" style:family="text">
      <style:text-properties fo:background-color="#ffffff" fo:color="#333333"/>
    </style:style>
    <style:style style:name="T50_44" style:family="text">
      <style:text-properties fo:background-color="#ffffff" fo:color="#333333"/>
    </style:style>
    <style:style style:name="T50_45" style:family="text">
      <style:text-properties fo:background-color="#ffffff" fo:color="#333333"/>
    </style:style>
    <style:style style:name="T50_46" style:family="text">
      <style:text-properties fo:background-color="#ffffff" fo:color="#333333"/>
    </style:style>
    <style:style style:name="T50_47" style:family="text">
      <style:text-properties fo:background-color="#ffffff" fo:color="#333333"/>
    </style:style>
    <style:style style:name="T50_48" style:family="text">
      <style:text-properties fo:background-color="#ffffff" fo:color="#333333"/>
    </style:style>
    <style:style style:name="T50_49" style:family="text">
      <style:text-properties fo:background-color="#ffffff" fo:color="#333333"/>
    </style:style>
    <style:style style:name="T50_50" style:family="text">
      <style:text-properties fo:background-color="#ffffff" fo:color="#333333"/>
    </style:style>
    <style:style style:name="T50_51" style:family="text">
      <style:text-properties fo:background-color="#ffffff" fo:color="#333333"/>
    </style:style>
    <style:style style:name="T50_52" style:family="text">
      <style:text-properties fo:background-color="#ffffff" fo:color="#333333"/>
    </style:style>
    <style:style style:name="T50_53" style:family="text">
      <style:text-properties fo:background-color="#ffffff" fo:color="#333333"/>
    </style:style>
    <style:style style:name="T50_54" style:family="text">
      <style:text-properties fo:background-color="#ffffff" fo:color="#333333"/>
    </style:style>
    <style:style style:name="T50_55" style:family="text">
      <style:text-properties fo:background-color="#ffffff" fo:color="#333333"/>
    </style:style>
    <style:style style:name="T50_56" style:family="text">
      <style:text-properties fo:background-color="#ffffff" fo:color="#333333"/>
    </style:style>
    <style:style style:name="T50_57" style:family="text">
      <style:text-properties fo:background-color="#ffffff" fo:color="#333333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 fo:color="#333333"/>
    </style:style>
    <style:style style:name="T51_2" style:family="text">
      <style:text-properties fo:background-color="#ffffff" fo:color="#333333"/>
    </style:style>
    <style:style style:name="T51_3" style:family="text">
      <style:text-properties fo:background-color="#ffffff" fo:color="#333333"/>
    </style:style>
    <style:style style:name="T51_4" style:family="text">
      <style:text-properties fo:background-color="#ffffff" fo:color="#333333"/>
    </style:style>
    <style:style style:name="T51_5" style:family="text">
      <style:text-properties fo:background-color="#ffffff" fo:color="#333333"/>
    </style:style>
    <style:style style:name="T51_6" style:family="text">
      <style:text-properties fo:background-color="#ffffff" fo:color="#333333"/>
    </style:style>
    <style:style style:name="T51_7" style:family="text">
      <style:text-properties fo:background-color="#ffffff" fo:color="#333333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ffffff" fo:color="#333333"/>
    </style:style>
    <style:style style:name="T52_2" style:family="text">
      <style:text-properties fo:background-color="#ffffff" fo:color="#333333"/>
    </style:style>
    <style:style style:name="T52_3" style:family="text">
      <style:text-properties fo:background-color="#ffffff" fo:color="#333333"/>
    </style:style>
    <style:style style:name="T52_4" style:family="text">
      <style:text-properties fo:background-color="#ffffff" fo:color="#333333"/>
    </style:style>
    <style:style style:name="T52_5" style:family="text">
      <style:text-properties fo:background-color="#ffffff" fo:color="#333333"/>
    </style:style>
    <style:style style:name="T52_6" style:family="text">
      <style:text-properties fo:background-color="#ffffff" fo:color="#333333"/>
    </style:style>
    <style:style style:name="T52_7" style:family="text">
      <style:text-properties fo:background-color="#ffffff" fo:color="#333333"/>
    </style:style>
    <style:style style:name="T52_8" style:family="text">
      <style:text-properties fo:background-color="#ffffff" fo:color="#333333"/>
    </style:style>
    <style:style style:name="T52_9" style:family="text">
      <style:text-properties fo:background-color="#ffffff" fo:color="#333333"/>
    </style:style>
    <style:style style:name="T52_10" style:family="text">
      <style:text-properties fo:background-color="#ffffff" fo:color="#333333"/>
    </style:style>
    <style:style style:name="T52_11" style:family="text">
      <style:text-properties fo:background-color="#ffffff" fo:color="#333333"/>
    </style:style>
    <style:style style:name="T52_12" style:family="text">
      <style:text-properties fo:background-color="#ffffff" fo:color="#333333"/>
    </style:style>
    <style:style style:name="T52_13" style:family="text">
      <style:text-properties fo:background-color="#ffffff" fo:color="#333333"/>
    </style:style>
    <style:style style:name="T52_14" style:family="text">
      <style:text-properties fo:background-color="#ffffff" fo:color="#333333"/>
    </style:style>
    <style:style style:name="T52_15" style:family="text">
      <style:text-properties fo:background-color="#ffffff" fo:color="#333333"/>
    </style:style>
    <style:style style:name="T52_16" style:family="text">
      <style:text-properties fo:background-color="#ffffff" fo:color="#333333"/>
    </style:style>
    <style:style style:name="T52_17" style:family="text">
      <style:text-properties fo:background-color="#ffffff" fo:color="#333333"/>
    </style:style>
    <style:style style:name="T52_18" style:family="text">
      <style:text-properties fo:background-color="#ffffff" fo:color="#333333"/>
    </style:style>
    <style:style style:name="T52_19" style:family="text">
      <style:text-properties fo:background-color="#ffffff" fo:color="#333333"/>
    </style:style>
    <style:style style:name="T52_20" style:family="text">
      <style:text-properties fo:background-color="#ffffff" fo:color="#333333"/>
    </style:style>
    <style:style style:name="T52_21" style:family="text">
      <style:text-properties fo:background-color="#ffffff" fo:color="#333333"/>
    </style:style>
    <style:style style:name="T52_22" style:family="text">
      <style:text-properties fo:background-color="#ffffff" fo:color="#333333"/>
    </style:style>
    <style:style style:name="T52_23" style:family="text">
      <style:text-properties fo:background-color="#ffffff" fo:color="#333333"/>
    </style:style>
    <style:style style:name="T52_24" style:family="text">
      <style:text-properties fo:background-color="#ffffff" fo:color="#333333"/>
    </style:style>
    <style:style style:name="T52_25" style:family="text">
      <style:text-properties fo:background-color="#ffffff" fo:color="#333333"/>
    </style:style>
    <style:style style:name="T52_26" style:family="text">
      <style:text-properties fo:background-color="#ffffff" fo:color="#333333"/>
    </style:style>
    <style:style style:name="T52_27" style:family="text">
      <style:text-properties fo:background-color="#ffffff" fo:color="#333333"/>
    </style:style>
    <style:style style:name="T52_28" style:family="text">
      <style:text-properties fo:background-color="#ffffff" fo:color="#333333"/>
    </style:style>
    <style:style style:name="T52_29" style:family="text">
      <style:text-properties fo:background-color="#ffffff" fo:color="#333333"/>
    </style:style>
    <style:style style:name="T52_30" style:family="text">
      <style:text-properties fo:background-color="#ffffff" fo:color="#333333"/>
    </style:style>
    <style:style style:name="T52_31" style:family="text">
      <style:text-properties fo:background-color="#ffffff" fo:color="#333333"/>
    </style:style>
    <style:style style:name="T52_32" style:family="text">
      <style:text-properties fo:background-color="#ffffff" fo:color="#333333"/>
    </style:style>
    <style:style style:name="T52_33" style:family="text">
      <style:text-properties fo:background-color="#ffffff" fo:color="#333333"/>
    </style:style>
    <style:style style:name="T52_34" style:family="text">
      <style:text-properties fo:background-color="#ffffff" fo:color="#333333"/>
    </style:style>
    <style:style style:name="T52_35" style:family="text">
      <style:text-properties fo:background-color="#ffffff" fo:color="#333333"/>
    </style:style>
    <style:style style:name="T52_36" style:family="text">
      <style:text-properties fo:background-color="#ffffff" fo:color="#333333"/>
    </style:style>
    <style:style style:name="T52_37" style:family="text">
      <style:text-properties fo:background-color="#ffffff" fo:color="#333333"/>
    </style:style>
    <style:style style:name="T52_38" style:family="text">
      <style:text-properties fo:background-color="#ffffff" fo:color="#333333"/>
    </style:style>
    <style:style style:name="T52_39" style:family="text">
      <style:text-properties fo:background-color="#ffffff" fo:color="#333333"/>
    </style:style>
    <style:style style:name="T52_40" style:family="text">
      <style:text-properties fo:background-color="#ffffff" fo:color="#333333"/>
    </style:style>
    <style:style style:name="T52_41" style:family="text">
      <style:text-properties fo:background-color="#ffffff" fo:color="#333333"/>
    </style:style>
    <style:style style:name="T52_42" style:family="text">
      <style:text-properties fo:background-color="#ffffff" fo:color="#333333"/>
    </style:style>
    <style:style style:name="T52_43" style:family="text">
      <style:text-properties fo:background-color="#ffffff" fo:color="#333333"/>
    </style:style>
    <style:style style:name="T52_44" style:family="text">
      <style:text-properties fo:background-color="#ffffff" fo:color="#333333"/>
    </style:style>
    <style:style style:name="T52_45" style:family="text">
      <style:text-properties fo:background-color="#ffffff" fo:color="#333333"/>
    </style:style>
    <style:style style:name="T52_46" style:family="text">
      <style:text-properties fo:background-color="#ffffff" fo:color="#333333"/>
    </style:style>
    <style:style style:name="T52_47" style:family="text">
      <style:text-properties fo:background-color="#ffffff" fo:color="#333333"/>
    </style:style>
    <style:style style:name="T52_48" style:family="text">
      <style:text-properties fo:background-color="#ffffff" fo:color="#333333"/>
    </style:style>
    <style:style style:name="T52_49" style:family="text">
      <style:text-properties fo:background-color="#ffffff" fo:color="#333333"/>
    </style:style>
    <style:style style:name="T52_50" style:family="text">
      <style:text-properties fo:background-color="#ffffff" fo:color="#333333"/>
    </style:style>
    <style:style style:name="T52_51" style:family="text">
      <style:text-properties fo:background-color="#ffffff" fo:color="#333333"/>
    </style:style>
    <style:style style:name="T52_52" style:family="text">
      <style:text-properties fo:background-color="#ffffff" fo:color="#333333"/>
    </style:style>
    <style:style style:name="T52_53" style:family="text">
      <style:text-properties fo:background-color="#ffffff" fo:color="#333333"/>
    </style:style>
    <style:style style:name="T52_54" style:family="text">
      <style:text-properties fo:background-color="#ffffff" fo:color="#333333"/>
    </style:style>
    <style:style style:name="T52_55" style:family="text">
      <style:text-properties fo:background-color="#ffffff" fo:color="#333333"/>
    </style:style>
    <style:style style:name="T52_56" style:family="text">
      <style:text-properties fo:background-color="#ffffff" fo:color="#333333"/>
    </style:style>
    <style:style style:name="T52_57" style:family="text">
      <style:text-properties fo:background-color="#ffffff" fo:color="#333333"/>
    </style:style>
    <style:style style:name="T52_58" style:family="text">
      <style:text-properties fo:background-color="#ffffff" fo:color="#333333"/>
    </style:style>
    <style:style style:name="T52_59" style:family="text">
      <style:text-properties fo:background-color="#ffffff" fo:color="#333333"/>
    </style:style>
    <style:style style:name="T52_60" style:family="text">
      <style:text-properties fo:background-color="#ffffff" fo:color="#333333"/>
    </style:style>
    <style:style style:name="T52_61" style:family="text">
      <style:text-properties fo:background-color="#ffffff" fo:color="#333333"/>
    </style:style>
    <style:style style:name="T52_62" style:family="text">
      <style:text-properties fo:background-color="#ffffff" fo:color="#333333"/>
    </style:style>
    <style:style style:name="T52_63" style:family="text">
      <style:text-properties fo:background-color="#ffffff" fo:color="#333333"/>
    </style:style>
    <style:style style:name="T52_64" style:family="text">
      <style:text-properties fo:background-color="#ffffff" fo:color="#333333"/>
    </style:style>
    <style:style style:name="T52_65" style:family="text">
      <style:text-properties fo:background-color="#ffffff" fo:color="#333333"/>
    </style:style>
    <style:style style:name="T52_66" style:family="text">
      <style:text-properties fo:background-color="#ffffff" fo:color="#333333"/>
    </style:style>
    <style:style style:name="T52_67" style:family="text">
      <style:text-properties fo:background-color="#ffffff" fo:color="#333333"/>
    </style:style>
    <style:style style:name="T52_68" style:family="text">
      <style:text-properties fo:background-color="#ffffff" fo:color="#333333"/>
    </style:style>
    <style:style style:name="T52_69" style:family="text">
      <style:text-properties fo:background-color="#ffffff" fo:color="#333333"/>
    </style:style>
    <style:style style:name="T52_70" style:family="text">
      <style:text-properties fo:background-color="#ffffff" fo:color="#333333"/>
    </style:style>
    <style:style style:name="T52_71" style:family="text">
      <style:text-properties fo:background-color="#ffffff" fo:color="#333333"/>
    </style:style>
    <style:style style:name="T52_72" style:family="text">
      <style:text-properties fo:background-color="#ffffff" fo:color="#333333"/>
    </style:style>
    <style:style style:name="T52_73" style:family="text">
      <style:text-properties fo:background-color="#ffffff" fo:color="#333333"/>
    </style:style>
    <style:style style:name="T52_74" style:family="text">
      <style:text-properties fo:background-color="#ffffff" fo:color="#333333"/>
    </style:style>
    <style:style style:name="T52_75" style:family="text">
      <style:text-properties fo:background-color="#ffffff" fo:color="#333333"/>
    </style:style>
    <style:style style:name="T52_76" style:family="text">
      <style:text-properties fo:background-color="#ffffff" fo:color="#333333"/>
    </style:style>
    <style:style style:name="T52_77" style:family="text">
      <style:text-properties fo:background-color="#ffffff" fo:color="#333333"/>
    </style:style>
    <style:style style:name="T52_78" style:family="text">
      <style:text-properties fo:background-color="#ffffff" fo:color="#333333"/>
    </style:style>
    <style:style style:name="T52_79" style:family="text">
      <style:text-properties fo:background-color="#ffffff" fo:color="#333333"/>
    </style:style>
    <style:style style:name="T52_80" style:family="text">
      <style:text-properties fo:background-color="#ffffff" fo:color="#333333"/>
    </style:style>
    <style:style style:name="T52_81" style:family="text">
      <style:text-properties fo:background-color="#ffffff" fo:color="#333333"/>
    </style:style>
    <style:style style:name="T52_82" style:family="text">
      <style:text-properties fo:background-color="#ffffff" fo:color="#333333"/>
    </style:style>
    <style:style style:name="T52_83" style:family="text">
      <style:text-properties fo:background-color="#ffffff" fo:color="#333333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color="#333333"/>
    </style:style>
    <style:style style:name="T53_2" style:family="text">
      <style:text-properties fo:background-color="#ffffff" fo:color="#333333"/>
    </style:style>
    <style:style style:name="T53_3" style:family="text">
      <style:text-properties fo:background-color="#ffffff" fo:color="#333333"/>
    </style:style>
    <style:style style:name="T53_4" style:family="text">
      <style:text-properties fo:background-color="#ffffff" fo:color="#333333"/>
    </style:style>
    <style:style style:name="T53_5" style:family="text">
      <style:text-properties fo:background-color="#ffffff" fo:color="#333333"/>
    </style:style>
    <style:style style:name="T53_6" style:family="text">
      <style:text-properties fo:background-color="#ffffff" fo:color="#333333"/>
    </style:style>
    <style:style style:name="T53_7" style:family="text">
      <style:text-properties fo:background-color="#ffffff" fo:color="#333333"/>
    </style:style>
    <style:style style:name="T53_8" style:family="text">
      <style:text-properties fo:background-color="#ffffff" fo:color="#333333"/>
    </style:style>
    <style:style style:name="T53_9" style:family="text">
      <style:text-properties fo:background-color="#ffffff" fo:color="#333333"/>
    </style:style>
    <style:style style:name="T53_10" style:family="text">
      <style:text-properties fo:background-color="#ffffff" fo:color="#333333"/>
    </style:style>
    <style:style style:name="T53_11" style:family="text">
      <style:text-properties fo:background-color="#ffffff" fo:color="#333333"/>
    </style:style>
    <style:style style:name="T53_12" style:family="text">
      <style:text-properties fo:background-color="#ffffff" fo:color="#333333"/>
    </style:style>
    <style:style style:name="T53_13" style:family="text">
      <style:text-properties fo:background-color="#ffffff" fo:color="#333333"/>
    </style:style>
    <style:style style:name="T53_14" style:family="text">
      <style:text-properties fo:background-color="#ffffff" fo:color="#333333"/>
    </style:style>
    <style:style style:name="T53_15" style:family="text">
      <style:text-properties fo:background-color="#ffffff" fo:color="#333333"/>
    </style:style>
    <style:style style:name="T53_16" style:family="text">
      <style:text-properties fo:background-color="#ffffff" fo:color="#333333"/>
    </style:style>
    <style:style style:name="T53_17" style:family="text">
      <style:text-properties fo:background-color="#ffffff" fo:color="#333333"/>
    </style:style>
    <style:style style:name="T53_18" style:family="text">
      <style:text-properties fo:background-color="#ffffff" fo:color="#333333"/>
    </style:style>
    <style:style style:name="T53_19" style:family="text">
      <style:text-properties fo:background-color="#ffffff" fo:color="#333333"/>
    </style:style>
    <style:style style:name="T53_20" style:family="text">
      <style:text-properties fo:background-color="#ffffff" fo:color="#333333"/>
    </style:style>
    <style:style style:name="T53_21" style:family="text">
      <style:text-properties fo:background-color="#ffffff" fo:color="#333333"/>
    </style:style>
    <style:style style:name="T53_22" style:family="text">
      <style:text-properties fo:background-color="#ffffff" fo:color="#333333"/>
    </style:style>
    <style:style style:name="T53_23" style:family="text">
      <style:text-properties fo:background-color="#ffffff" fo:color="#333333"/>
    </style:style>
    <style:style style:name="T53_24" style:family="text">
      <style:text-properties fo:background-color="#ffffff" fo:color="#333333"/>
    </style:style>
    <style:style style:name="T53_25" style:family="text">
      <style:text-properties fo:background-color="#ffffff" fo:color="#333333"/>
    </style:style>
    <style:style style:name="T53_26" style:family="text">
      <style:text-properties fo:background-color="#ffffff" fo:color="#333333"/>
    </style:style>
    <style:style style:name="T53_27" style:family="text">
      <style:text-properties fo:background-color="#ffffff" fo:color="#333333"/>
    </style:style>
    <style:style style:name="T53_28" style:family="text">
      <style:text-properties fo:background-color="#ffffff" fo:color="#333333"/>
    </style:style>
    <style:style style:name="T53_29" style:family="text">
      <style:text-properties fo:background-color="#ffffff" fo:color="#333333"/>
    </style:style>
    <style:style style:name="T53_30" style:family="text">
      <style:text-properties fo:background-color="#ffffff" fo:color="#333333"/>
    </style:style>
    <style:style style:name="T53_31" style:family="text">
      <style:text-properties fo:background-color="#ffffff" fo:color="#333333"/>
    </style:style>
    <style:style style:name="T53_32" style:family="text">
      <style:text-properties fo:background-color="#ffffff" fo:color="#333333"/>
    </style:style>
    <style:style style:name="T53_33" style:family="text">
      <style:text-properties fo:background-color="#ffffff" fo:color="#333333"/>
    </style:style>
    <style:style style:name="T53_34" style:family="text">
      <style:text-properties fo:background-color="#ffffff" fo:color="#333333"/>
    </style:style>
    <style:style style:name="T53_35" style:family="text">
      <style:text-properties fo:background-color="#ffffff" fo:color="#333333"/>
    </style:style>
    <style:style style:name="T53_36" style:family="text">
      <style:text-properties fo:background-color="#ffffff" fo:color="#333333"/>
    </style:style>
    <style:style style:name="T53_37" style:family="text">
      <style:text-properties fo:background-color="#ffffff" fo:color="#333333"/>
    </style:style>
    <style:style style:name="T53_38" style:family="text">
      <style:text-properties fo:background-color="#ffffff" fo:color="#333333"/>
    </style:style>
    <style:style style:name="T53_39" style:family="text">
      <style:text-properties fo:background-color="#ffffff" fo:color="#333333"/>
    </style:style>
    <style:style style:name="T53_40" style:family="text">
      <style:text-properties fo:background-color="#ffffff" fo:color="#333333"/>
    </style:style>
    <style:style style:name="T53_41" style:family="text">
      <style:text-properties fo:background-color="#ffffff" fo:color="#333333"/>
    </style:style>
    <style:style style:name="T53_42" style:family="text">
      <style:text-properties fo:background-color="#ffffff" fo:color="#333333"/>
    </style:style>
    <style:style style:name="T53_43" style:family="text">
      <style:text-properties fo:background-color="#ffffff" fo:color="#333333"/>
    </style:style>
    <style:style style:name="T53_44" style:family="text">
      <style:text-properties fo:background-color="#ffffff" fo:color="#333333"/>
    </style:style>
    <style:style style:name="T53_45" style:family="text">
      <style:text-properties fo:background-color="#ffffff" fo:color="#333333"/>
    </style:style>
    <style:style style:name="T53_46" style:family="text">
      <style:text-properties fo:background-color="#ffffff" fo:color="#333333"/>
    </style:style>
    <style:style style:name="T53_47" style:family="text">
      <style:text-properties fo:background-color="#ffffff" fo:color="#333333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 fo:color="#333333"/>
    </style:style>
    <style:style style:name="T54_2" style:family="text">
      <style:text-properties fo:background-color="#ffffff" fo:color="#333333"/>
    </style:style>
    <style:style style:name="T54_3" style:family="text">
      <style:text-properties fo:background-color="#ffffff" fo:color="#333333"/>
    </style:style>
    <style:style style:name="T54_4" style:family="text">
      <style:text-properties fo:background-color="#ffffff" fo:color="#333333"/>
    </style:style>
    <style:style style:name="T54_5" style:family="text">
      <style:text-properties fo:background-color="#ffffff" fo:color="#333333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333333"/>
    </style:style>
    <style:style style:name="T55_2" style:family="text">
      <style:text-properties fo:background-color="#ffffff" fo:color="#333333"/>
    </style:style>
    <style:style style:name="T55_3" style:family="text">
      <style:text-properties fo:background-color="#ffffff" fo:color="#333333"/>
    </style:style>
    <style:style style:name="T55_4" style:family="text">
      <style:text-properties fo:background-color="#ffffff" fo:color="#333333"/>
    </style:style>
    <style:style style:name="T55_5" style:family="text">
      <style:text-properties fo:background-color="#ffffff" fo:color="#333333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 fo:color="#333333"/>
    </style:style>
    <style:style style:name="T56_2" style:family="text">
      <style:text-properties fo:background-color="#ffffff" fo:color="#333333"/>
    </style:style>
    <style:style style:name="T56_3" style:family="text">
      <style:text-properties fo:background-color="#ffffff" fo:color="#333333"/>
    </style:style>
    <style:style style:name="T56_4" style:family="text">
      <style:text-properties fo:background-color="#ffffff" fo:color="#333333"/>
    </style:style>
    <style:style style:name="T56_5" style:family="text">
      <style:text-properties fo:background-color="#ffffff" fo:color="#333333"/>
    </style:style>
    <style:style style:name="T56_6" style:family="text">
      <style:text-properties fo:background-color="#ffffff" fo:color="#333333"/>
    </style:style>
    <style:style style:name="T56_7" style:family="text">
      <style:text-properties fo:background-color="#ffffff" fo:color="#333333"/>
    </style:style>
    <style:style style:name="T56_8" style:family="text">
      <style:text-properties fo:background-color="#ffffff" fo:color="#333333"/>
    </style:style>
    <style:style style:name="T56_9" style:family="text">
      <style:text-properties fo:background-color="#ffffff" fo:color="#333333"/>
    </style:style>
    <style:style style:name="T56_10" style:family="text">
      <style:text-properties fo:background-color="#ffffff" fo:color="#333333"/>
    </style:style>
    <style:style style:name="T56_11" style:family="text">
      <style:text-properties fo:background-color="#ffffff" fo:color="#333333"/>
    </style:style>
    <style:style style:name="T56_12" style:family="text">
      <style:text-properties fo:background-color="#ffffff" fo:color="#333333"/>
    </style:style>
    <style:style style:name="T56_13" style:family="text">
      <style:text-properties fo:background-color="#ffffff" fo:color="#333333"/>
    </style:style>
    <style:style style:name="T56_14" style:family="text">
      <style:text-properties fo:background-color="#ffffff" fo:color="#333333"/>
    </style:style>
    <style:style style:name="T56_15" style:family="text">
      <style:text-properties fo:background-color="#ffffff" fo:color="#333333"/>
    </style:style>
    <style:style style:name="T56_16" style:family="text">
      <style:text-properties fo:background-color="#ffffff" fo:color="#333333"/>
    </style:style>
    <style:style style:name="T56_17" style:family="text">
      <style:text-properties fo:background-color="#ffffff" fo:color="#333333"/>
    </style:style>
    <style:style style:name="T56_18" style:family="text">
      <style:text-properties fo:background-color="#ffffff" fo:color="#333333"/>
    </style:style>
    <style:style style:name="T56_19" style:family="text">
      <style:text-properties fo:background-color="#ffffff" fo:color="#333333"/>
    </style:style>
    <style:style style:name="T56_20" style:family="text">
      <style:text-properties fo:background-color="#ffffff" fo:color="#333333"/>
    </style:style>
    <style:style style:name="T56_21" style:family="text">
      <style:text-properties fo:background-color="#ffffff" fo:color="#333333"/>
    </style:style>
    <style:style style:name="T56_22" style:family="text">
      <style:text-properties fo:background-color="#ffffff" fo:color="#333333"/>
    </style:style>
    <style:style style:name="T56_23" style:family="text">
      <style:text-properties fo:background-color="#ffffff" fo:color="#333333"/>
    </style:style>
    <style:style style:name="T56_24" style:family="text">
      <style:text-properties fo:background-color="#ffffff" fo:color="#333333"/>
    </style:style>
    <style:style style:name="T56_25" style:family="text">
      <style:text-properties fo:background-color="#ffffff" fo:color="#333333"/>
    </style:style>
    <style:style style:name="T56_26" style:family="text">
      <style:text-properties fo:background-color="#ffffff" fo:color="#333333"/>
    </style:style>
    <style:style style:name="T56_27" style:family="text">
      <style:text-properties fo:background-color="#ffffff" fo:color="#333333"/>
    </style:style>
    <style:style style:name="T56_28" style:family="text">
      <style:text-properties fo:background-color="#ffffff" fo:color="#333333"/>
    </style:style>
    <style:style style:name="T56_29" style:family="text">
      <style:text-properties fo:background-color="#ffffff" fo:color="#333333"/>
    </style:style>
    <style:style style:name="T56_30" style:family="text">
      <style:text-properties fo:background-color="#ffffff" fo:color="#333333"/>
    </style:style>
    <style:style style:name="T56_31" style:family="text">
      <style:text-properties fo:background-color="#ffffff" fo:color="#333333"/>
    </style:style>
    <style:style style:name="T56_32" style:family="text">
      <style:text-properties fo:background-color="#ffffff" fo:color="#333333"/>
    </style:style>
    <style:style style:name="T56_33" style:family="text">
      <style:text-properties fo:background-color="#ffffff" fo:color="#333333"/>
    </style:style>
    <style:style style:name="T56_34" style:family="text">
      <style:text-properties fo:background-color="#ffffff" fo:color="#333333"/>
    </style:style>
    <style:style style:name="T56_35" style:family="text">
      <style:text-properties fo:background-color="#ffffff" fo:color="#333333"/>
    </style:style>
    <style:style style:name="T56_36" style:family="text">
      <style:text-properties fo:background-color="#ffffff" fo:color="#333333"/>
    </style:style>
    <style:style style:name="T56_37" style:family="text">
      <style:text-properties fo:background-color="#ffffff" fo:color="#333333"/>
    </style:style>
    <style:style style:name="T56_38" style:family="text">
      <style:text-properties fo:background-color="#ffffff" fo:color="#333333"/>
    </style:style>
    <style:style style:name="T56_39" style:family="text">
      <style:text-properties fo:background-color="#ffffff" fo:color="#333333"/>
    </style:style>
    <style:style style:name="P57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58" style:family="paragraph" style:parent-style-name="Standard">
      <style:paragraph-properties fo:break-before="auto" fo:line-height="115%" style:writing-mode="lr-tb"/>
      <style:text-properties fo:background-color="#ffffff" fo:color="#333333"/>
    </style:style>
  </office:automatic-styles>
  <office:body>
    <office:text>
      <text:p text:style-name="P1"><text:span text:style-name="T1_1">HOT</text:span><text:span text:style-name="T1_2">:<text:s/></text:span><text:span text:style-name="T1_3">Heart</text:span><text:span text:style-name="T1_4"><text:s/></text:span><text:span text:style-name="T1_5">of</text:span><text:span text:style-name="T1_6"><text:s/></text:span><text:span text:style-name="T1_7">Tiger</text:span></text:p>
      <text:p text:style-name="P2"/>
      <text:p text:style-name="P3"><text:span text:style-name="T3_1">1.<text:s/></text:span><text:span text:style-name="T3_2">Descripción</text:span><text:span text:style-name="T3_3"><text:s/></text:span><text:span text:style-name="T3_4">Breve</text:span></text:p>
      <text:p text:style-name="P4"><text:span text:style-name="T4_1">Es</text:span><text:span text:style-name="T4_2"><text:s/></text:span><text:span text:style-name="T4_3">un</text:span><text:span text:style-name="T4_4"><text:s/></text:span><text:span text:style-name="T4_5">juego</text:span><text:span text:style-name="T4_6"><text:s/></text:span><text:span text:style-name="T4_7">de</text:span><text:span text:style-name="T4_8"><text:s/></text:span><text:span text:style-name="T4_9">acción</text:span><text:span text:style-name="T4_10"><text:s/></text:span><text:span text:style-name="T4_11">mezcla</text:span><text:span text:style-name="T4_12"><text:s/></text:span><text:span text:style-name="T4_13">de</text:span><text:span text:style-name="T4_14"><text:s/></text:span><text:span text:style-name="T4_15">Beat</text:span><text:span text:style-name="T4_16">’</text:span><text:span text:style-name="T4_17">em</text:span><text:span text:style-name="T4_18"><text:s/></text:span><text:span text:style-name="T4_19">Up</text:span><text:span text:style-name="T4_20"><text:s/></text:span><text:span text:style-name="T4_21">con</text:span><text:span text:style-name="T4_22"><text:s/></text:span><text:span text:style-name="T4_23">lucha</text:span><text:span text:style-name="T4_24"><text:s/>1<text:s/></text:span><text:span text:style-name="T4_25">vs</text:span><text:span text:style-name="T4_26">.1.</text:span></text:p>
      <text:p text:style-name="P5"><text:span text:style-name="T5_1">El</text:span><text:span text:style-name="T5_2"><text:s/></text:span><text:span text:style-name="T5_3">juego</text:span><text:span text:style-name="T5_4"><text:s/></text:span><text:span text:style-name="T5_5">cuenta</text:span><text:span text:style-name="T5_6"><text:s/></text:span><text:span text:style-name="T5_7">con</text:span><text:span text:style-name="T5_8"><text:s/></text:span><text:span text:style-name="T5_9">un</text:span><text:span text:style-name="T5_10"><text:s/></text:span><text:span text:style-name="T5_11">pequeño</text:span><text:span text:style-name="T5_12"><text:s/></text:span><text:span text:style-name="T5_13">componente</text:span><text:span text:style-name="T5_14"><text:s/></text:span><text:span text:style-name="T5_15">de</text:span><text:span text:style-name="T5_16"><text:s/></text:span><text:span text:style-name="T5_17">exploración</text:span><text:span text:style-name="T5_18"><text:s/></text:span><text:span text:style-name="T5_19">donde</text:span><text:span text:style-name="T5_20"><text:s/></text:span><text:span text:style-name="T5_21">el</text:span><text:span text:style-name="T5_22"><text:s/></text:span><text:span text:style-name="T5_23">personaje</text:span><text:span text:style-name="T5_24"><text:s/></text:span><text:span text:style-name="T5_25">dispone</text:span><text:span text:style-name="T5_26"><text:s/></text:span><text:span text:style-name="T5_27">de</text:span><text:span text:style-name="T5_28"><text:s/></text:span><text:span text:style-name="T5_29">un</text:span><text:span text:style-name="T5_30"><text:s/></text:span><text:span text:style-name="T5_31">par</text:span><text:span text:style-name="T5_32"><text:s/></text:span><text:span text:style-name="T5_33">de</text:span><text:span text:style-name="T5_34"><text:s/></text:span><text:span text:style-name="T5_35">caminos</text:span><text:span text:style-name="T5_36"><text:s/></text:span><text:span text:style-name="T5_37">alternativos</text:span><text:span text:style-name="T5_38"><text:s/></text:span><text:span text:style-name="T5_39">para</text:span><text:span text:style-name="T5_40"><text:s/></text:span><text:span text:style-name="T5_41">investigar</text:span><text:span text:style-name="T5_42"><text:s/></text:span><text:span text:style-name="T5_43">hasta</text:span><text:span text:style-name="T5_44"><text:s/></text:span><text:span text:style-name="T5_45">resolver</text:span><text:span text:style-name="T5_46"><text:s/></text:span><text:span text:style-name="T5_47">una</text:span><text:span text:style-name="T5_48"><text:s/></text:span><text:span text:style-name="T5_49">misteriosa</text:span><text:span text:style-name="T5_50"><text:s/></text:span><text:span text:style-name="T5_51">red</text:span><text:span text:style-name="T5_52"><text:s/></text:span><text:span text:style-name="T5_53">criminal</text:span><text:span text:style-name="T5_54"><text:s/></text:span><text:span text:style-name="T5_55">que</text:span><text:span text:style-name="T5_56"><text:s/></text:span><text:span text:style-name="T5_57">azota</text:span><text:span text:style-name="T5_58"><text:s/></text:span><text:span text:style-name="T5_59">a</text:span><text:span text:style-name="T5_60"><text:s/></text:span><text:span text:style-name="T5_61">su</text:span><text:span text:style-name="T5_62"><text:s/></text:span><text:span text:style-name="T5_63">comunidad</text:span><text:span text:style-name="T5_64">,<text:s/></text:span><text:span text:style-name="T5_65">la</text:span><text:span text:style-name="T5_66"><text:s/></text:span><text:span text:style-name="T5_67">acción</text:span><text:span text:style-name="T5_68"><text:s/></text:span><text:span text:style-name="T5_69">tendrá</text:span><text:span text:style-name="T5_70"><text:s/></text:span><text:span text:style-name="T5_71">lugar</text:span><text:span text:style-name="T5_72"><text:s/></text:span><text:span text:style-name="T5_73">en</text:span><text:span text:style-name="T5_74"><text:s/></text:span><text:span text:style-name="T5_75">Rage</text:span><text:span text:style-name="T5_76"><text:s/></text:span><text:span text:style-name="T5_77">town</text:span><text:span text:style-name="T5_78"><text:s/></text:span><text:span text:style-name="T5_79">una</text:span><text:span text:style-name="T5_80"><text:s/></text:span><text:span text:style-name="T5_81">ciudad</text:span><text:span text:style-name="T5_82"><text:s/></text:span><text:span text:style-name="T5_83">ficticia</text:span><text:span text:style-name="T5_84"><text:s/></text:span><text:span text:style-name="T5_85">ambientada</text:span><text:span text:style-name="T5_86"><text:s/></text:span><text:span text:style-name="T5_87">en</text:span><text:span text:style-name="T5_88"><text:s/></text:span><text:span text:style-name="T5_89">algún</text:span><text:span text:style-name="T5_90"><text:s/></text:span><text:span text:style-name="T5_91">lugar</text:span><text:span text:style-name="T5_92"><text:s/></text:span><text:span text:style-name="T5_93">de</text:span><text:span text:style-name="T5_94"><text:s/></text:span><text:span text:style-name="T5_95">Usa</text:span><text:span text:style-name="T5_96">.</text:span></text:p>
      <text:p text:style-name="P6"/>
      <text:p text:style-name="P7"><text:span text:style-name="T7_1">2.<text:s/></text:span><text:span text:style-name="T7_2">Personajes</text:span></text:p>
      <text:p text:style-name="P8"><text:span text:style-name="T8_1">El</text:span><text:span text:style-name="T8_2"><text:s/></text:span><text:span text:style-name="T8_3">personaje</text:span><text:span text:style-name="T8_4"><text:s/></text:span><text:span text:style-name="T8_5">principal</text:span><text:span text:style-name="T8_6"><text:s/></text:span><text:span text:style-name="T8_7">es</text:span><text:span text:style-name="T8_8"><text:s/></text:span><text:span text:style-name="T8_9">Dylan</text:span><text:span text:style-name="T8_10"><text:s/></text:span><text:span text:style-name="T8_11">Tigris</text:span><text:span text:style-name="T8_12">,<text:s/></text:span><text:span text:style-name="T8_13">que</text:span><text:span text:style-name="T8_14"><text:s/></text:span><text:span text:style-name="T8_15">al</text:span><text:span text:style-name="T8_16"><text:s/></text:span><text:span text:style-name="T8_17">regresar</text:span><text:span text:style-name="T8_18"><text:s/></text:span><text:span text:style-name="T8_19">de</text:span><text:span text:style-name="T8_20"><text:s/></text:span><text:span text:style-name="T8_21">un</text:span><text:span text:style-name="T8_22"><text:s/></text:span><text:span text:style-name="T8_23">viaje</text:span><text:span text:style-name="T8_24"><text:s/></text:span><text:span text:style-name="T8_25">en</text:span><text:span text:style-name="T8_26"><text:s/></text:span><text:span text:style-name="T8_27">motocicleta</text:span><text:span text:style-name="T8_28"><text:s/></text:span><text:span text:style-name="T8_29">por</text:span><text:span text:style-name="T8_30"><text:s/></text:span><text:span text:style-name="T8_31">américa</text:span><text:span text:style-name="T8_32"><text:s/></text:span><text:span text:style-name="T8_33">encuentra</text:span><text:span text:style-name="T8_34"><text:s/></text:span><text:span text:style-name="T8_35">destruido</text:span><text:span text:style-name="T8_36"><text:s/></text:span><text:span text:style-name="T8_37">el</text:span><text:span text:style-name="T8_38"><text:s/></text:span><text:span text:style-name="T8_39">Dojo</text:span><text:span text:style-name="T8_40"><text:s/></text:span><text:span text:style-name="T8_41">de</text:span><text:span text:style-name="T8_42"><text:s/></text:span><text:span text:style-name="T8_43">artes</text:span><text:span text:style-name="T8_44"><text:s/></text:span><text:span text:style-name="T8_45">marciales</text:span><text:span text:style-name="T8_46"><text:s/></text:span><text:span text:style-name="T8_47">de</text:span><text:span text:style-name="T8_48"><text:s/></text:span><text:span text:style-name="T8_49">su</text:span><text:span text:style-name="T8_50"><text:s/></text:span><text:span text:style-name="T8_51">hermano</text:span><text:span text:style-name="T8_52"><text:s/></text:span><text:span text:style-name="T8_53">Nick</text:span><text:span text:style-name="T8_54"><text:s/></text:span><text:span text:style-name="T8_55">y</text:span><text:span text:style-name="T8_56"><text:s/></text:span><text:span text:style-name="T8_57">decide</text:span><text:span text:style-name="T8_58"><text:s/></text:span><text:span text:style-name="T8_59">averiguar</text:span><text:span text:style-name="T8_60"><text:s/></text:span><text:span text:style-name="T8_61">lo</text:span><text:span text:style-name="T8_62"><text:s/></text:span><text:span text:style-name="T8_63">que</text:span><text:span text:style-name="T8_64"><text:s/></text:span><text:span text:style-name="T8_65">ha</text:span><text:span text:style-name="T8_66"><text:s/></text:span><text:span text:style-name="T8_67">sucedido</text:span><text:span text:style-name="T8_68"><text:s/></text:span><text:span text:style-name="T8_69">en</text:span><text:span text:style-name="T8_70"><text:s/></text:span><text:span text:style-name="T8_71">su</text:span><text:span text:style-name="T8_72"><text:s/></text:span><text:span text:style-name="T8_73">ausencia</text:span><text:span text:style-name="T8_74">.</text:span></text:p>
      <text:p text:style-name="P9"><text:span text:style-name="T9_1">Muy</text:span><text:span text:style-name="T9_2"><text:s/></text:span><text:span text:style-name="T9_3">habilidoso</text:span><text:span text:style-name="T9_4"><text:s/></text:span><text:span text:style-name="T9_5">en</text:span><text:span text:style-name="T9_6"><text:s/></text:span><text:span text:style-name="T9_7">artes</text:span><text:span text:style-name="T9_8"><text:s/></text:span><text:span text:style-name="T9_9">marciales</text:span><text:span text:style-name="T9_10"><text:s/></text:span><text:span text:style-name="T9_11">es</text:span><text:span text:style-name="T9_12"><text:s/></text:span><text:span text:style-name="T9_13">capaz</text:span><text:span text:style-name="T9_14"><text:s/></text:span><text:span text:style-name="T9_15">de</text:span><text:span text:style-name="T9_16"><text:s/></text:span><text:span text:style-name="T9_17">defenderse</text:span><text:span text:style-name="T9_18"><text:s/></text:span><text:span text:style-name="T9_19">perfectamente</text:span><text:span text:style-name="T9_20"><text:s/></text:span><text:span text:style-name="T9_21">solo</text:span><text:span text:style-name="T9_22"><text:s/></text:span><text:span text:style-name="T9_23">si</text:span><text:span text:style-name="T9_24"><text:s/></text:span><text:span text:style-name="T9_25">es</text:span><text:span text:style-name="T9_26"><text:s/></text:span><text:span text:style-name="T9_27">necesario</text:span><text:span text:style-name="T9_28"><text:s/></text:span><text:span text:style-name="T9_29">recurrir</text:span><text:span text:style-name="T9_30"><text:s/></text:span><text:span text:style-name="T9_31">a</text:span><text:span text:style-name="T9_32"><text:s/></text:span><text:span text:style-name="T9_33">la</text:span><text:span text:style-name="T9_34"><text:s/></text:span><text:span text:style-name="T9_35">violencia</text:span><text:span text:style-name="T9_36">,<text:s/></text:span><text:span text:style-name="T9_37">conectando</text:span><text:span text:style-name="T9_38"><text:s/></text:span><text:span text:style-name="T9_39">múltiples</text:span><text:span text:style-name="T9_40"><text:s/></text:span><text:span text:style-name="T9_41">combos</text:span><text:span text:style-name="T9_42"><text:s/></text:span><text:span text:style-name="T9_43">de</text:span><text:span text:style-name="T9_44"><text:s/></text:span><text:span text:style-name="T9_45">golpes</text:span><text:span text:style-name="T9_46"><text:s/></text:span><text:span text:style-name="T9_47">con</text:span><text:span text:style-name="T9_48"><text:s/></text:span><text:span text:style-name="T9_49">puño</text:span><text:span text:style-name="T9_50"><text:s/></text:span><text:span text:style-name="T9_51">y</text:span><text:span text:style-name="T9_52"><text:s/></text:span><text:span text:style-name="T9_53">patada</text:span><text:span text:style-name="T9_54">.</text:span></text:p>
      <text:p text:style-name="P10"><text:span text:style-name="T10_1">También</text:span><text:span text:style-name="T10_2"><text:s/></text:span><text:span text:style-name="T10_3">podrá</text:span><text:span text:style-name="T10_4"><text:s/></text:span><text:span text:style-name="T10_5">tomar</text:span><text:span text:style-name="T10_6"><text:s/></text:span><text:span text:style-name="T10_7">algunos</text:span><text:span text:style-name="T10_8"><text:s/></text:span><text:span text:style-name="T10_9">objetos</text:span><text:span text:style-name="T10_10"><text:s/></text:span><text:span text:style-name="T10_11">del</text:span><text:span text:style-name="T10_12"><text:s/></text:span><text:span text:style-name="T10_13">escenario</text:span><text:span text:style-name="T10_14"><text:s/></text:span><text:span text:style-name="T10_15">y</text:span><text:span text:style-name="T10_16"><text:s/></text:span><text:span text:style-name="T10_17">usarlos</text:span><text:span text:style-name="T10_18"><text:s/></text:span><text:span text:style-name="T10_19">como</text:span><text:span text:style-name="T10_20"><text:s/></text:span><text:span text:style-name="T10_21">armas</text:span><text:span text:style-name="T10_22"><text:s/></text:span><text:span text:style-name="T10_23">o</text:span><text:span text:style-name="T10_24"><text:s/></text:span><text:span text:style-name="T10_25">como</text:span><text:span text:style-name="T10_26"><text:s/></text:span><text:span text:style-name="T10_27">herramientas</text:span><text:span text:style-name="T10_28"><text:s/></text:span><text:span text:style-name="T10_29">para</text:span><text:span text:style-name="T10_30"><text:s/></text:span><text:span text:style-name="T10_31">avanzar</text:span><text:span text:style-name="T10_32"><text:s/></text:span><text:span text:style-name="T10_33">en</text:span><text:span text:style-name="T10_34"><text:s/></text:span><text:span text:style-name="T10_35">el</text:span><text:span text:style-name="T10_36"><text:s/></text:span><text:span text:style-name="T10_37">juego</text:span><text:span text:style-name="T10_38"><text:s/>(</text:span><text:span text:style-name="T10_39">llave</text:span><text:span text:style-name="T10_40">,<text:s/></text:span><text:span text:style-name="T10_41">pasaje</text:span><text:span text:style-name="T10_42"><text:s/></text:span><text:span text:style-name="T10_43">de</text:span><text:span text:style-name="T10_44"><text:s/></text:span><text:span text:style-name="T10_45">subte</text:span><text:span text:style-name="T10_46">.,<text:s/></text:span><text:span text:style-name="T10_47">etc</text:span><text:span text:style-name="T10_48">).</text:span></text:p>
      <text:p text:style-name="P11"/>
      <text:p text:style-name="P12"><text:span text:style-name="T12_1">3.<text:s/></text:span><text:span text:style-name="T12_2">Cámara</text:span></text:p>
      <text:p text:style-name="P13"><text:span text:style-name="T13_1">La</text:span><text:span text:style-name="T13_2"><text:s/></text:span><text:span text:style-name="T13_3">cámara</text:span><text:span text:style-name="T13_4"><text:s/></text:span><text:span text:style-name="T13_5">es</text:span><text:span text:style-name="T13_6"><text:s/></text:span><text:span text:style-name="T13_7">en</text:span><text:span text:style-name="T13_8"><text:s/></text:span><text:span text:style-name="T13_9">tercera</text:span><text:span text:style-name="T13_10"><text:s/></text:span><text:span text:style-name="T13_11">persona</text:span><text:span text:style-name="T13_12"><text:s/></text:span><text:span text:style-name="T13_13">con</text:span><text:span text:style-name="T13_14"><text:s/></text:span><text:span text:style-name="T13_15">sistema</text:span><text:span text:style-name="T13_16"><text:s/></text:span><text:span text:style-name="T13_17">de</text:span><text:span text:style-name="T13_18"><text:s/></text:span><text:span text:style-name="T13_19">scroll</text:span><text:span text:style-name="T13_20"><text:s/>2</text:span><text:span text:style-name="T13_21">d</text:span><text:span text:style-name="T13_22"><text:s/></text:span><text:span text:style-name="T13_23">clasico</text:span><text:span text:style-name="T13_24"><text:s/>(</text:span><text:span text:style-name="T13_25">el</text:span><text:span text:style-name="T13_26"><text:s/></text:span><text:span text:style-name="T13_27">jugador</text:span><text:span text:style-name="T13_28"><text:s/></text:span><text:span text:style-name="T13_29">controla</text:span><text:span text:style-name="T13_30"><text:s/></text:span><text:span text:style-name="T13_31">al</text:span><text:span text:style-name="T13_32"><text:s/></text:span><text:span text:style-name="T13_33">personaje</text:span><text:span text:style-name="T13_34"><text:s/></text:span><text:span text:style-name="T13_35">y</text:span><text:span text:style-name="T13_36"><text:s/></text:span><text:span text:style-name="T13_37">esta</text:span><text:span text:style-name="T13_38"><text:s/></text:span><text:span text:style-name="T13_39">sigue</text:span><text:span text:style-name="T13_40"><text:s/></text:span><text:span text:style-name="T13_41">en</text:span><text:span text:style-name="T13_42"><text:s/></text:span><text:span text:style-name="T13_43">foco</text:span><text:span text:style-name="T13_44"><text:s/></text:span><text:span text:style-name="T13_45">a</text:span><text:span text:style-name="T13_46"><text:s/></text:span><text:span text:style-name="T13_47">nosotros</text:span><text:span text:style-name="T13_48">)<text:s/></text:span><text:span text:style-name="T13_49">el</text:span><text:span text:style-name="T13_50"><text:s/></text:span><text:span text:style-name="T13_51">porcentaje</text:span><text:span text:style-name="T13_52"><text:s/></text:span><text:span text:style-name="T13_53">que</text:span><text:span text:style-name="T13_54"><text:s/></text:span><text:span text:style-name="T13_55">el</text:span><text:span text:style-name="T13_56"><text:s/></text:span><text:span text:style-name="T13_57">personaje</text:span><text:span text:style-name="T13_58"><text:s/></text:span><text:span text:style-name="T13_59">ocupa</text:span><text:span text:style-name="T13_60"><text:s/></text:span><text:span text:style-name="T13_61">en</text:span><text:span text:style-name="T13_62"><text:s/></text:span><text:span text:style-name="T13_63">pantalla</text:span><text:span text:style-name="T13_64"><text:s/></text:span><text:span text:style-name="T13_65">variará</text:span><text:span text:style-name="T13_66"><text:s/></text:span><text:span text:style-name="T13_67">según</text:span><text:span text:style-name="T13_68"><text:s/></text:span><text:span text:style-name="T13_69">el</text:span><text:span text:style-name="T13_70"><text:s/></text:span><text:span text:style-name="T13_71">momento</text:span><text:span text:style-name="T13_72"><text:s/></text:span><text:span text:style-name="T13_73">del</text:span><text:span text:style-name="T13_74"><text:s/></text:span><text:span text:style-name="T13_75">juego</text:span><text:span text:style-name="T13_76"><text:s/></text:span><text:span text:style-name="T13_77">en</text:span><text:span text:style-name="T13_78"><text:s/></text:span><text:span text:style-name="T13_79">el</text:span><text:span text:style-name="T13_80"><text:s/></text:span><text:span text:style-name="T13_81">que</text:span><text:span text:style-name="T13_82"><text:s/></text:span><text:span text:style-name="T13_83">estemos</text:span><text:span text:style-name="T13_84"><text:s/></text:span><text:span text:style-name="T13_85">en</text:span><text:span text:style-name="T13_86"><text:s/></text:span><text:span text:style-name="T13_87">exploración</text:span><text:span text:style-name="T13_88"><text:s/></text:span><text:span text:style-name="T13_89">o</text:span><text:span text:style-name="T13_90"><text:s/></text:span><text:span text:style-name="T13_91">combate</text:span><text:span text:style-name="T13_92">,<text:s/></text:span><text:span text:style-name="T13_93">allí</text:span><text:span text:style-name="T13_94"><text:s/></text:span><text:span text:style-name="T13_95">se</text:span><text:span text:style-name="T13_96"><text:s/></text:span><text:span text:style-name="T13_97">hará</text:span><text:span text:style-name="T13_98"><text:s/></text:span><text:span text:style-name="T13_99">un</text:span><text:span text:style-name="T13_100"><text:s/></text:span><text:span text:style-name="T13_101">zoom</text:span><text:span text:style-name="T13_102"><text:s/></text:span><text:span text:style-name="T13_103">para</text:span><text:span text:style-name="T13_104"><text:s/></text:span><text:span text:style-name="T13_105">enseñar</text:span><text:span text:style-name="T13_106"><text:s/></text:span><text:span text:style-name="T13_107">mejor</text:span><text:span text:style-name="T13_108"><text:s/></text:span><text:span text:style-name="T13_109">todas</text:span><text:span text:style-name="T13_110"><text:s/></text:span><text:span text:style-name="T13_111">las</text:span><text:span text:style-name="T13_112"><text:s/></text:span><text:span text:style-name="T13_113">partes</text:span><text:span text:style-name="T13_114"><text:s/></text:span><text:span text:style-name="T13_115">del</text:span><text:span text:style-name="T13_116"><text:s/></text:span><text:span text:style-name="T13_117">cuerpo</text:span><text:span text:style-name="T13_118"><text:s/></text:span><text:span text:style-name="T13_119">de</text:span><text:span text:style-name="T13_120"><text:s/></text:span><text:span text:style-name="T13_121">los</text:span><text:span text:style-name="T13_122"><text:s/></text:span><text:span text:style-name="T13_123">personajes</text:span><text:span text:style-name="T13_124"><text:s/></text:span><text:span text:style-name="T13_125">para</text:span><text:span text:style-name="T13_126"><text:s/></text:span><text:span text:style-name="T13_127">poder</text:span><text:span text:style-name="T13_128"><text:s/></text:span><text:span text:style-name="T13_129">interactuar</text:span><text:span text:style-name="T13_130"><text:s/></text:span><text:span text:style-name="T13_131">ya</text:span><text:span text:style-name="T13_132"><text:s/></text:span><text:span text:style-name="T13_133">sea</text:span><text:span text:style-name="T13_134"><text:s/></text:span><text:span text:style-name="T13_135">haciendo</text:span><text:span text:style-name="T13_136"><text:s/></text:span><text:span text:style-name="T13_137">cobertura</text:span><text:span text:style-name="T13_138"><text:s/></text:span><text:span text:style-name="T13_139">defensiva</text:span><text:span text:style-name="T13_140"><text:s/></text:span><text:span text:style-name="T13_141">o</text:span><text:span text:style-name="T13_142"><text:s/></text:span><text:span text:style-name="T13_143">conectando</text:span><text:span text:style-name="T13_144"><text:s/></text:span><text:span text:style-name="T13_145">un</text:span><text:span text:style-name="T13_146"><text:s/></text:span><text:span text:style-name="T13_147">golpe</text:span><text:span text:style-name="T13_148"><text:s/></text:span><text:span text:style-name="T13_149">en</text:span><text:span text:style-name="T13_150"><text:s/></text:span><text:span text:style-name="T13_151">alguna</text:span><text:span text:style-name="T13_152"><text:s/></text:span><text:span text:style-name="T13_153">parte</text:span><text:span text:style-name="T13_154"><text:s/></text:span><text:span text:style-name="T13_155">del</text:span><text:span text:style-name="T13_156"><text:s/></text:span><text:span text:style-name="T13_157">enemigo</text:span><text:span text:style-name="T13_158">.</text:span></text:p>
      <text:p text:style-name="P14"/>
      <text:p text:style-name="P15"><text:span text:style-name="T15_1">4.<text:s/></text:span><text:span text:style-name="T15_2">Controles</text:span></text:p>
      <text:p text:style-name="P16"><text:span text:style-name="T16_1">Los</text:span><text:span text:style-name="T16_2"><text:s/></text:span><text:span text:style-name="T16_3">controles</text:span><text:span text:style-name="T16_4"><text:s/></text:span><text:span text:style-name="T16_5">son</text:span><text:span text:style-name="T16_6"><text:s/>100%<text:s/></text:span><text:span text:style-name="T16_7">táctiles</text:span><text:span text:style-name="T16_8"><text:s/></text:span><text:span text:style-name="T16_9">e</text:span><text:span text:style-name="T16_10"><text:s/></text:span><text:span text:style-name="T16_11">intuitivos</text:span><text:span text:style-name="T16_12">,<text:s/></text:span><text:span text:style-name="T16_13">lo</text:span><text:span text:style-name="T16_14"><text:s/></text:span><text:span text:style-name="T16_15">que</text:span><text:span text:style-name="T16_16"><text:s/></text:span><text:span text:style-name="T16_17">ves</text:span><text:span text:style-name="T16_18"><text:s/></text:span><text:span text:style-name="T16_19">es</text:span><text:span text:style-name="T16_20"><text:s/></text:span><text:span text:style-name="T16_21">con</text:span><text:span text:style-name="T16_22"><text:s/></text:span><text:span text:style-name="T16_23">lo</text:span><text:span text:style-name="T16_24"><text:s/></text:span><text:span text:style-name="T16_25">que</text:span><text:span text:style-name="T16_26"><text:s/></text:span><text:span text:style-name="T16_27">interactuas</text:span><text:span text:style-name="T16_28">:<text:s/></text:span><text:span text:style-name="T16_29">tocas</text:span><text:span text:style-name="T16_30"><text:s/></text:span><text:span text:style-name="T16_31">en</text:span><text:span text:style-name="T16_32"><text:s/></text:span><text:span text:style-name="T16_33">la</text:span><text:span text:style-name="T16_34"><text:s/></text:span><text:span text:style-name="T16_35">cara</text:span><text:span text:style-name="T16_36"><text:s/></text:span><text:span text:style-name="T16_37">del</text:span><text:span text:style-name="T16_38"><text:s/></text:span><text:span text:style-name="T16_39">enemigo</text:span><text:span text:style-name="T16_40"><text:s/></text:span><text:span text:style-name="T16_41">y</text:span><text:span text:style-name="T16_42"><text:s/></text:span><text:span text:style-name="T16_43">lanzamos</text:span><text:span text:style-name="T16_44"><text:s/></text:span><text:span text:style-name="T16_45">un</text:span><text:span text:style-name="T16_46"><text:s/></text:span><text:span text:style-name="T16_47">golpe</text:span><text:span text:style-name="T16_48"><text:s/></text:span><text:span text:style-name="T16_49">allí</text:span><text:span text:style-name="T16_50">,<text:s/></text:span><text:span text:style-name="T16_51">tocamos</text:span><text:span text:style-name="T16_52"><text:s/></text:span><text:span text:style-name="T16_53">en</text:span><text:span text:style-name="T16_54"><text:s/></text:span><text:span text:style-name="T16_55">una</text:span><text:span text:style-name="T16_56"><text:s/></text:span><text:span text:style-name="T16_57">parte</text:span><text:span text:style-name="T16_58"><text:s/></text:span><text:span text:style-name="T16_59">de</text:span><text:span text:style-name="T16_60"><text:s/></text:span><text:span text:style-name="T16_61">nuestro</text:span><text:span text:style-name="T16_62"><text:s/></text:span><text:span text:style-name="T16_63">protagonista</text:span><text:span text:style-name="T16_64"><text:s/></text:span><text:span text:style-name="T16_65">y</text:span><text:span text:style-name="T16_66"><text:s/></text:span><text:span text:style-name="T16_67">nos</text:span><text:span text:style-name="T16_68"><text:s/></text:span><text:span text:style-name="T16_69">cubrimos</text:span><text:span text:style-name="T16_70">,<text:s/></text:span><text:span text:style-name="T16_71">tocamos</text:span><text:span text:style-name="T16_72"><text:s/></text:span><text:span text:style-name="T16_73">en</text:span><text:span text:style-name="T16_74"><text:s/></text:span><text:span text:style-name="T16_75">algún</text:span><text:span text:style-name="T16_76"><text:s/></text:span><text:span text:style-name="T16_77">lugar</text:span><text:span text:style-name="T16_78"><text:s/></text:span><text:span text:style-name="T16_79">de</text:span><text:span text:style-name="T16_80"><text:s/></text:span><text:span text:style-name="T16_81">la</text:span><text:span text:style-name="T16_82"><text:s/></text:span><text:span text:style-name="T16_83">escena</text:span><text:span text:style-name="T16_84"><text:s/></text:span><text:span text:style-name="T16_85">y</text:span><text:span text:style-name="T16_86"><text:s/></text:span><text:span text:style-name="T16_87">nos</text:span><text:span text:style-name="T16_88"><text:s/></text:span><text:span text:style-name="T16_89">desplazamos</text:span><text:span text:style-name="T16_90"><text:s/></text:span><text:span text:style-name="T16_91">hasta</text:span><text:span text:style-name="T16_92"><text:s/></text:span><text:span text:style-name="T16_93">allí</text:span><text:span text:style-name="T16_94"><text:s/>(</text:span><text:span text:style-name="T16_95">configurable</text:span><text:span text:style-name="T16_96"><text:s/></text:span><text:span text:style-name="T16_97">también</text:span><text:span text:style-name="T16_98"><text:s/></text:span><text:span text:style-name="T16_99">a</text:span><text:span text:style-name="T16_100"><text:s/></text:span><text:span text:style-name="T16_101">un</text:span><text:span text:style-name="T16_102"><text:s/></text:span><text:span text:style-name="T16_103">sistema</text:span><text:span text:style-name="T16_104"><text:s/></text:span><text:span text:style-name="T16_105">de</text:span><text:span text:style-name="T16_106"><text:s/></text:span><text:span text:style-name="T16_107">cursos</text:span><text:span text:style-name="T16_108"><text:s/></text:span><text:span text:style-name="T16_109">tipo</text:span><text:span text:style-name="T16_110"><text:s/></text:span><text:span text:style-name="T16_111">cruz</text:span><text:span text:style-name="T16_112"><text:s/></text:span><text:span text:style-name="T16_113">clasico</text:span><text:span text:style-name="T16_114">)<text:s/></text:span><text:span text:style-name="T16_115">hacemos</text:span><text:span text:style-name="T16_116"><text:s/></text:span><text:span text:style-name="T16_117">doble</text:span><text:span text:style-name="T16_118"><text:s/></text:span><text:span text:style-name="T16_119">tap</text:span><text:span text:style-name="T16_120"><text:s/></text:span><text:span text:style-name="T16_121">en</text:span><text:span text:style-name="T16_122"><text:s/></text:span><text:span text:style-name="T16_123">algún</text:span><text:span text:style-name="T16_124"><text:s/></text:span><text:span text:style-name="T16_125">rincón</text:span><text:span text:style-name="T16_126"><text:s/></text:span><text:span text:style-name="T16_127">y</text:span><text:span text:style-name="T16_128"><text:s/></text:span><text:span text:style-name="T16_129">hacemos</text:span><text:span text:style-name="T16_130"><text:s/></text:span><text:span text:style-name="T16_131">un</text:span><text:span text:style-name="T16_132"><text:s/></text:span><text:span text:style-name="T16_133">movimiento</text:span><text:span text:style-name="T16_134"><text:s/></text:span><text:span text:style-name="T16_135">evasivo</text:span><text:span text:style-name="T16_136">.</text:span></text:p>
      <text:p text:style-name="P17"><text:span text:style-name="T17_1">Por</text:span><text:span text:style-name="T17_2"><text:s/></text:span><text:span text:style-name="T17_3">último</text:span><text:span text:style-name="T17_4"><text:s/></text:span><text:span text:style-name="T17_5">si</text:span><text:span text:style-name="T17_6"><text:s/></text:span><text:span text:style-name="T17_7">tocamos</text:span><text:span text:style-name="T17_8"><text:s/></text:span><text:span text:style-name="T17_9">un</text:span><text:span text:style-name="T17_10"><text:s/></text:span><text:span text:style-name="T17_11">arma</text:span><text:span text:style-name="T17_12"><text:s/></text:span><text:span text:style-name="T17_13">o</text:span><text:span text:style-name="T17_14"><text:s/></text:span><text:span text:style-name="T17_15">algo</text:span><text:span text:style-name="T17_16"><text:s/></text:span><text:span text:style-name="T17_17">podemos</text:span><text:span text:style-name="T17_18"><text:s/></text:span><text:span text:style-name="T17_19">agarrar</text:span><text:span text:style-name="T17_20"><text:s/></text:span><text:span text:style-name="T17_21">y</text:span><text:span text:style-name="T17_22"><text:s/></text:span><text:span text:style-name="T17_23">usarla</text:span><text:span text:style-name="T17_24">:<text:s/></text:span><text:span text:style-name="T17_25">si</text:span><text:span text:style-name="T17_26"><text:s/></text:span><text:span text:style-name="T17_27">el</text:span><text:span text:style-name="T17_28"><text:s/></text:span><text:span text:style-name="T17_29">enemigo</text:span><text:span text:style-name="T17_30"><text:s/></text:span><text:span text:style-name="T17_31">está</text:span><text:span text:style-name="T17_32"><text:s/></text:span><text:span text:style-name="T17_33">cerca</text:span><text:span text:style-name="T17_34"><text:s/></text:span><text:span text:style-name="T17_35">hacemos</text:span><text:span text:style-name="T17_36"><text:s/></text:span><text:span text:style-name="T17_37">un</text:span><text:span text:style-name="T17_38"><text:s/></text:span><text:span text:style-name="T17_39">ataque</text:span><text:span text:style-name="T17_40"><text:s/></text:span><text:span text:style-name="T17_41">melee</text:span><text:span text:style-name="T17_42"><text:s/></text:span><text:span text:style-name="T17_43">de</text:span><text:span text:style-name="T17_44"><text:s/></text:span><text:span text:style-name="T17_45">lo</text:span><text:span text:style-name="T17_46"><text:s/></text:span><text:span text:style-name="T17_47">contrario</text:span><text:span text:style-name="T17_48"><text:s/></text:span><text:span text:style-name="T17_49">lanzaremos</text:span><text:span text:style-name="T17_50"><text:s/></text:span><text:span text:style-name="T17_51">el</text:span><text:span text:style-name="T17_52"><text:s/></text:span><text:span text:style-name="T17_53">objeto</text:span><text:span text:style-name="T17_54">.</text:span></text:p>
      <text:p text:style-name="P18"/>
      <text:p text:style-name="P19"><text:span text:style-name="T19_1">5.<text:s/></text:span><text:span text:style-name="T19_2">Condiciones</text:span><text:span text:style-name="T19_3"><text:s/></text:span><text:span text:style-name="T19_4">de</text:span><text:span text:style-name="T19_5"><text:s/></text:span><text:span text:style-name="T19_6">Victoria</text:span><text:span text:style-name="T19_7"><text:s/></text:span><text:span text:style-name="T19_8">y</text:span><text:span text:style-name="T19_9"><text:s/></text:span><text:span text:style-name="T19_10">Derrota</text:span></text:p>
      <text:p text:style-name="P20"><text:span text:style-name="T20_1">El</text:span><text:span text:style-name="T20_2"><text:s/></text:span><text:span text:style-name="T20_3">jugador</text:span><text:span text:style-name="T20_4"><text:s/></text:span><text:span text:style-name="T20_5">superará</text:span><text:span text:style-name="T20_6"><text:s/></text:span><text:span text:style-name="T20_7">un</text:span><text:span text:style-name="T20_8"><text:s/></text:span><text:span text:style-name="T20_9">nivel</text:span><text:span text:style-name="T20_10"><text:s/></text:span><text:span text:style-name="T20_11">cuando</text:span><text:span text:style-name="T20_12"><text:s/></text:span><text:span text:style-name="T20_13">derrote</text:span><text:span text:style-name="T20_14"><text:s/></text:span><text:span text:style-name="T20_15">a</text:span><text:span text:style-name="T20_16"><text:s/></text:span><text:span text:style-name="T20_17">determinado</text:span><text:span text:style-name="T20_18"><text:s/></text:span><text:span text:style-name="T20_19">enemigo</text:span><text:span text:style-name="T20_20"><text:s/></text:span><text:span text:style-name="T20_21">o</text:span><text:span text:style-name="T20_22"><text:s/></text:span><text:span text:style-name="T20_23">jefe</text:span><text:span text:style-name="T20_24"><text:s/></text:span><text:span text:style-name="T20_25">de</text:span><text:span text:style-name="T20_26"><text:s/></text:span><text:span text:style-name="T20_27">área</text:span><text:span text:style-name="T20_28">,<text:s/></text:span><text:span text:style-name="T20_29">El</text:span><text:span text:style-name="T20_30"><text:s/></text:span><text:span text:style-name="T20_31">personaje</text:span><text:span text:style-name="T20_32"><text:s/></text:span><text:span text:style-name="T20_33">principal</text:span><text:span text:style-name="T20_34"><text:s/></text:span><text:span text:style-name="T20_35">tendrá</text:span><text:span text:style-name="T20_36"><text:s/></text:span><text:span text:style-name="T20_37">una</text:span><text:span text:style-name="T20_38"><text:s/></text:span><text:span text:style-name="T20_39">barra</text:span><text:span text:style-name="T20_40"><text:s/></text:span><text:span text:style-name="T20_41">de</text:span><text:span text:style-name="T20_42"><text:s/></text:span><text:span text:style-name="T20_43">vida</text:span><text:span text:style-name="T20_44"><text:s/></text:span><text:span text:style-name="T20_45">que</text:span><text:span text:style-name="T20_46"><text:s/></text:span><text:span text:style-name="T20_47">decrece</text:span><text:span text:style-name="T20_48"><text:s/></text:span><text:span text:style-name="T20_49">cada</text:span><text:span text:style-name="T20_50"><text:s/></text:span><text:span text:style-name="T20_51">vez</text:span><text:span text:style-name="T20_52"><text:s/></text:span><text:span text:style-name="T20_53">que</text:span><text:span text:style-name="T20_54"><text:s/></text:span><text:span text:style-name="T20_55">el</text:span><text:span text:style-name="T20_56"><text:s/></text:span><text:span text:style-name="T20_57">jugador</text:span><text:span text:style-name="T20_58"><text:s/></text:span><text:span text:style-name="T20_59">recibe</text:span><text:span text:style-name="T20_60"><text:s/></text:span><text:span text:style-name="T20_61">una</text:span><text:span text:style-name="T20_62"><text:s/></text:span><text:span text:style-name="T20_63">paliza</text:span><text:span text:style-name="T20_64"><text:s/></text:span><text:span text:style-name="T20_65">de</text:span><text:span text:style-name="T20_66"><text:s/></text:span><text:span text:style-name="T20_67">parte</text:span><text:span text:style-name="T20_68"><text:s/></text:span><text:span text:style-name="T20_69">de</text:span><text:span text:style-name="T20_70"><text:s/></text:span><text:span text:style-name="T20_71">los</text:span><text:span text:style-name="T20_72"><text:s/></text:span><text:span text:style-name="T20_73">ñeris</text:span><text:span text:style-name="T20_74">.<text:s/></text:span><text:span text:style-name="T20_75">Si</text:span><text:span text:style-name="T20_76"><text:s/></text:span><text:span text:style-name="T20_77">esta</text:span><text:span text:style-name="T20_78"><text:s/></text:span><text:span text:style-name="T20_79">barra</text:span><text:span text:style-name="T20_80"><text:s/></text:span><text:span text:style-name="T20_81">llega</text:span><text:span text:style-name="T20_82"><text:s/></text:span><text:span text:style-name="T20_83">a</text:span><text:span text:style-name="T20_84"><text:s/></text:span><text:span text:style-name="T20_85">cero</text:span><text:span text:style-name="T20_86"><text:s/>,<text:s/></text:span><text:span text:style-name="T20_87">el</text:span><text:span text:style-name="T20_88"><text:s/></text:span><text:span text:style-name="T20_89">jugador</text:span><text:span text:style-name="T20_90"><text:s/></text:span><text:span text:style-name="T20_91">habrá</text:span><text:span text:style-name="T20_92"><text:s/></text:span><text:span text:style-name="T20_93">perdido</text:span><text:span text:style-name="T20_94"><text:s/></text:span><text:span text:style-name="T20_95">la</text:span><text:span text:style-name="T20_96"><text:s/></text:span><text:span text:style-name="T20_97">partida</text:span><text:span text:style-name="T20_98"><text:s/></text:span><text:span text:style-name="T20_99">y</text:span><text:span text:style-name="T20_100"><text:s/></text:span><text:span text:style-name="T20_101">volverá</text:span><text:span text:style-name="T20_102"><text:s/></text:span><text:span text:style-name="T20_103">a</text:span><text:span text:style-name="T20_104"><text:s/></text:span><text:span text:style-name="T20_105">comenzar</text:span><text:span text:style-name="T20_106"><text:s/></text:span><text:span text:style-name="T20_107">la</text:span><text:span text:style-name="T20_108"><text:s/></text:span><text:span text:style-name="T20_109">partida</text:span><text:span text:style-name="T20_110"><text:s/></text:span><text:span text:style-name="T20_111">comenzando</text:span><text:span text:style-name="T20_112"><text:s/></text:span><text:span text:style-name="T20_113">en</text:span><text:span text:style-name="T20_114"><text:s/></text:span><text:span text:style-name="T20_115">menú</text:span><text:span text:style-name="T20_116"><text:s/></text:span><text:span text:style-name="T20_117">principal</text:span><text:span text:style-name="T20_118"><text:s/></text:span><text:span text:style-name="T20_119">de</text:span><text:span text:style-name="T20_120"><text:s/></text:span><text:span text:style-name="T20_121">selección</text:span><text:span text:style-name="T20_122"><text:s/></text:span><text:span text:style-name="T20_123">de</text:span><text:span text:style-name="T20_124"><text:s/></text:span><text:span text:style-name="T20_125">menú</text:span><text:span text:style-name="T20_126">,<text:s/></text:span><text:span text:style-name="T20_127">Se</text:span><text:span text:style-name="T20_128"><text:s/></text:span><text:span text:style-name="T20_129">puede</text:span><text:span text:style-name="T20_130"><text:s/></text:span><text:span text:style-name="T20_131">recuperar</text:span><text:span text:style-name="T20_132"><text:s/></text:span><text:span text:style-name="T20_133">energía</text:span><text:span text:style-name="T20_134"><text:s/></text:span><text:span text:style-name="T20_135">con</text:span><text:span text:style-name="T20_136"><text:s/></text:span><text:span text:style-name="T20_137">botiquines</text:span><text:span text:style-name="T20_138">,<text:s/></text:span><text:span text:style-name="T20_139">pollos</text:span><text:span text:style-name="T20_140"><text:s/></text:span><text:span text:style-name="T20_141">o</text:span><text:span text:style-name="T20_142"><text:s/></text:span><text:span text:style-name="T20_143">manzanas</text:span><text:span text:style-name="T20_144"><text:s/></text:span><text:span text:style-name="T20_145">ocultas</text:span><text:span text:style-name="T20_146"><text:s/></text:span><text:span text:style-name="T20_147">en</text:span><text:span text:style-name="T20_148"><text:s/></text:span><text:span text:style-name="T20_149">algunas</text:span><text:span text:style-name="T20_150"><text:s/></text:span><text:span text:style-name="T20_151">lugares</text:span><text:span text:style-name="T20_152"><text:s/></text:span><text:span text:style-name="T20_153">como</text:span><text:span text:style-name="T20_154"><text:s/></text:span><text:span text:style-name="T20_155">cajas</text:span><text:span text:style-name="T20_156">.</text:span></text:p>
      <text:p text:style-name="P21"/>
      <text:p text:style-name="P22"/>
      <text:p text:style-name="P23"/>
      <text:p text:style-name="P24"><text:span text:style-name="T24_1">6.<text:s/></text:span><text:span text:style-name="T24_2">Tres</text:span><text:span text:style-name="T24_3"><text:s/></text:span><text:span text:style-name="T24_4">minutos</text:span><text:span text:style-name="T24_5"><text:s/></text:span><text:span text:style-name="T24_6">de</text:span><text:span text:style-name="T24_7"><text:s/></text:span><text:span text:style-name="T24_8">Gameplay</text:span></text:p>
      <text:p text:style-name="P25"><text:span text:style-name="T25_1">Dylan</text:span><text:span text:style-name="T25_2"><text:s/></text:span><text:span text:style-name="T25_3">regresa</text:span><text:span text:style-name="T25_4"><text:s/></text:span><text:span text:style-name="T25_5">al</text:span><text:span text:style-name="T25_6"><text:s/></text:span><text:span text:style-name="T25_7">Dojo</text:span><text:span text:style-name="T25_8"><text:s/></text:span><text:span text:style-name="T25_9">de</text:span><text:span text:style-name="T25_10"><text:s/></text:span><text:span text:style-name="T25_11">su</text:span><text:span text:style-name="T25_12"><text:s/></text:span><text:span text:style-name="T25_13">hermano</text:span><text:span text:style-name="T25_14"><text:s/></text:span><text:span text:style-name="T25_15">y</text:span><text:span text:style-name="T25_16"><text:s/></text:span><text:span text:style-name="T25_17">encuentra</text:span><text:span text:style-name="T25_18"><text:s/></text:span><text:span text:style-name="T25_19">todo</text:span><text:span text:style-name="T25_20"><text:s/></text:span><text:span text:style-name="T25_21">el</text:span><text:span text:style-name="T25_22"><text:s/></text:span><text:span text:style-name="T25_23">lugar</text:span><text:span text:style-name="T25_24"><text:s/></text:span><text:span text:style-name="T25_25">arrasado</text:span><text:span text:style-name="T25_26">,<text:s/></text:span><text:span text:style-name="T25_27">con</text:span><text:span text:style-name="T25_28"><text:s/></text:span><text:span text:style-name="T25_29">su</text:span><text:span text:style-name="T25_30"><text:s/></text:span><text:span text:style-name="T25_31">antiguo</text:span><text:span text:style-name="T25_32"><text:s/></text:span><text:span text:style-name="T25_33">maestro</text:span><text:span text:style-name="T25_34"><text:s/></text:span><text:span text:style-name="T25_35">moribundo</text:span><text:span text:style-name="T25_36"><text:s/></text:span><text:span text:style-name="T25_37">en</text:span><text:span text:style-name="T25_38"><text:s/></text:span><text:span text:style-name="T25_39">un</text:span><text:span text:style-name="T25_40"><text:s/></text:span><text:span text:style-name="T25_41">rincón</text:span><text:span text:style-name="T25_42">,<text:s/></text:span><text:span text:style-name="T25_43">este</text:span><text:span text:style-name="T25_44"><text:s/></text:span><text:span text:style-name="T25_45">le</text:span><text:span text:style-name="T25_46"><text:s/></text:span><text:span text:style-name="T25_47">dice</text:span><text:span text:style-name="T25_48"><text:s/></text:span><text:span text:style-name="T25_49">que</text:span><text:span text:style-name="T25_50"><text:s/></text:span><text:span text:style-name="T25_51">una</text:span><text:span text:style-name="T25_52"><text:s/></text:span><text:span text:style-name="T25_53">peligrosísima</text:span><text:span text:style-name="T25_54"><text:s/></text:span><text:span text:style-name="T25_55">banda</text:span><text:span text:style-name="T25_56"><text:s/></text:span><text:span text:style-name="T25_57">de</text:span><text:span text:style-name="T25_58"><text:s/></text:span><text:span text:style-name="T25_59">criminales</text:span><text:span text:style-name="T25_60"><text:s/></text:span><text:span text:style-name="T25_61">asesinos</text:span><text:span text:style-name="T25_62"><text:s/></text:span><text:span text:style-name="T25_63">secuestró</text:span><text:span text:style-name="T25_64"><text:s/></text:span><text:span text:style-name="T25_65">a</text:span><text:span text:style-name="T25_66"><text:s/></text:span><text:span text:style-name="T25_67">su</text:span><text:span text:style-name="T25_68"><text:s/></text:span><text:span text:style-name="T25_69">hermano</text:span><text:span text:style-name="T25_70">,<text:s/></text:span><text:span text:style-name="T25_71">a</text:span><text:span text:style-name="T25_72"><text:s/></text:span><text:span text:style-name="T25_73">continuación</text:span><text:span text:style-name="T25_74"><text:s/></text:span><text:span text:style-name="T25_75">regresa</text:span><text:span text:style-name="T25_76"><text:s/></text:span><text:span text:style-name="T25_77">al</text:span><text:span text:style-name="T25_78"><text:s/></text:span><text:span text:style-name="T25_79">lugar</text:span><text:span text:style-name="T25_80"><text:s/></text:span><text:span text:style-name="T25_81">un</text:span><text:span text:style-name="T25_82"><text:s/></text:span><text:span text:style-name="T25_83">dúo</text:span><text:span text:style-name="T25_84"><text:s/></text:span><text:span text:style-name="T25_85">de</text:span><text:span text:style-name="T25_86"><text:s/></text:span><text:span text:style-name="T25_87">malvivientes</text:span><text:span text:style-name="T25_88"><text:s/></text:span><text:span text:style-name="T25_89">e</text:span><text:span text:style-name="T25_90"><text:s/></text:span><text:span text:style-name="T25_91">increpan</text:span><text:span text:style-name="T25_92"><text:s/></text:span><text:span text:style-name="T25_93">a</text:span><text:span text:style-name="T25_94"><text:s/></text:span><text:span text:style-name="T25_95">los</text:span><text:span text:style-name="T25_96"><text:s/></text:span><text:span text:style-name="T25_97">dos</text:span><text:span text:style-name="T25_98"><text:s/></text:span><text:span text:style-name="T25_99">porque</text:span><text:span text:style-name="T25_100"><text:s/></text:span><text:span text:style-name="T25_101">siguen</text:span><text:span text:style-name="T25_102"><text:s/></text:span><text:span text:style-name="T25_103">permaneciendo</text:span><text:span text:style-name="T25_104"><text:s/></text:span><text:span text:style-name="T25_105">allí</text:span><text:span text:style-name="T25_106">,<text:s/></text:span><text:span text:style-name="T25_107">se</text:span><text:span text:style-name="T25_108"><text:s/></text:span><text:span text:style-name="T25_109">desarrolla</text:span><text:span text:style-name="T25_110"><text:s/></text:span><text:span text:style-name="T25_111">un</text:span><text:span text:style-name="T25_112"><text:s/></text:span><text:span text:style-name="T25_113">pequeño</text:span><text:span text:style-name="T25_114"><text:s/></text:span><text:span text:style-name="T25_115">combate</text:span><text:span text:style-name="T25_116"><text:s/></text:span><text:span text:style-name="T25_117">simplificado</text:span><text:span text:style-name="T25_118"><text:s/></text:span><text:span text:style-name="T25_119">que</text:span><text:span text:style-name="T25_120"><text:s/></text:span><text:span text:style-name="T25_121">funciona</text:span><text:span text:style-name="T25_122"><text:s/></text:span><text:span text:style-name="T25_123">como</text:span><text:span text:style-name="T25_124"><text:s/></text:span><text:span text:style-name="T25_125">tutorial</text:span><text:span text:style-name="T25_126"><text:s/></text:span><text:span text:style-name="T25_127">del</text:span><text:span text:style-name="T25_128"><text:s/></text:span><text:span text:style-name="T25_129">juego</text:span><text:span text:style-name="T25_130"><text:s/></text:span><text:span text:style-name="T25_131">y</text:span><text:span text:style-name="T25_132"><text:s/></text:span><text:span text:style-name="T25_133">una</text:span><text:span text:style-name="T25_134"><text:s/></text:span><text:span text:style-name="T25_135">vez</text:span><text:span text:style-name="T25_136"><text:s/></text:span><text:span text:style-name="T25_137">finalizado</text:span><text:span text:style-name="T25_138"><text:s/></text:span><text:span text:style-name="T25_139">el</text:span><text:span text:style-name="T25_140"><text:s/></text:span><text:span text:style-name="T25_141">maestro</text:span><text:span text:style-name="T25_142"><text:s/></text:span><text:span text:style-name="T25_143">le</text:span><text:span text:style-name="T25_144"><text:s/></text:span><text:span text:style-name="T25_145">indica</text:span><text:span text:style-name="T25_146"><text:s/></text:span><text:span text:style-name="T25_147">una</text:span><text:span text:style-name="T25_148"><text:s/></text:span><text:span text:style-name="T25_149">pista</text:span><text:span text:style-name="T25_150"><text:s/></text:span><text:span text:style-name="T25_151">sobre</text:span><text:span text:style-name="T25_152"><text:s/></text:span><text:span text:style-name="T25_153">los</text:span><text:span text:style-name="T25_154"><text:s/></text:span><text:span text:style-name="T25_155">responsables</text:span><text:span text:style-name="T25_156"><text:s/></text:span><text:span text:style-name="T25_157">en</text:span><text:span text:style-name="T25_158"><text:s/></text:span><text:span text:style-name="T25_159">un</text:span><text:span text:style-name="T25_160"><text:s/></text:span><text:span text:style-name="T25_161">próximo</text:span><text:span text:style-name="T25_162"><text:s/></text:span><text:span text:style-name="T25_163">bar</text:span><text:span text:style-name="T25_164">,<text:s/></text:span><text:span text:style-name="T25_165">a</text:span><text:span text:style-name="T25_166"><text:s/></text:span><text:span text:style-name="T25_167">continuación</text:span><text:span text:style-name="T25_168"><text:s/></text:span><text:span text:style-name="T25_169">este</text:span><text:span text:style-name="T25_170"><text:s/></text:span><text:span text:style-name="T25_171">se</text:span><text:span text:style-name="T25_172"><text:s/></text:span><text:span text:style-name="T25_173">despide</text:span><text:span text:style-name="T25_174"><text:s/></text:span><text:span text:style-name="T25_175">y</text:span><text:span text:style-name="T25_176"><text:s/></text:span><text:span text:style-name="T25_177">acaba</text:span><text:span text:style-name="T25_178"><text:s/></text:span><text:span text:style-name="T25_179">falleciendo</text:span><text:span text:style-name="T25_180">.</text:span></text:p>
      <text:p text:style-name="P26"><text:span text:style-name="T26_1">Una</text:span><text:span text:style-name="T26_2"><text:s/></text:span><text:span text:style-name="T26_3">vez</text:span><text:span text:style-name="T26_4"><text:s/></text:span><text:span text:style-name="T26_5">que</text:span><text:span text:style-name="T26_6"><text:s/></text:span><text:span text:style-name="T26_7">salimos</text:span><text:span text:style-name="T26_8"><text:s/></text:span><text:span text:style-name="T26_9">a</text:span><text:span text:style-name="T26_10"><text:s/></text:span><text:span text:style-name="T26_11">la</text:span><text:span text:style-name="T26_12"><text:s/></text:span><text:span text:style-name="T26_13">calle</text:span><text:span text:style-name="T26_14">,<text:s/></text:span><text:span text:style-name="T26_15">nos</text:span><text:span text:style-name="T26_16"><text:s/></text:span><text:span text:style-name="T26_17">dirigimos</text:span><text:span text:style-name="T26_18"><text:s/></text:span><text:span text:style-name="T26_19">al</text:span><text:span text:style-name="T26_20"><text:s/></text:span><text:span text:style-name="T26_21">bar</text:span><text:span text:style-name="T26_22"><text:s/></text:span><text:span text:style-name="T26_23">a</text:span><text:span text:style-name="T26_24"><text:s/></text:span><text:span text:style-name="T26_25">través</text:span><text:span text:style-name="T26_26"><text:s/></text:span><text:span text:style-name="T26_27">de</text:span><text:span text:style-name="T26_28"><text:s/></text:span><text:span text:style-name="T26_29">un</text:span><text:span text:style-name="T26_30"><text:s/></text:span><text:span text:style-name="T26_31">callejón</text:span><text:span text:style-name="T26_32"><text:s/></text:span><text:span text:style-name="T26_33">de</text:span><text:span text:style-name="T26_34"><text:s/></text:span><text:span text:style-name="T26_35">barrio</text:span><text:span text:style-name="T26_36"><text:s/></text:span><text:span text:style-name="T26_37">donde</text:span><text:span text:style-name="T26_38"><text:s/></text:span><text:span text:style-name="T26_39">nos</text:span><text:span text:style-name="T26_40"><text:s/></text:span><text:span text:style-name="T26_41">cruzaremos</text:span><text:span text:style-name="T26_42"><text:s/></text:span><text:span text:style-name="T26_43">un</text:span><text:span text:style-name="T26_44"><text:s/></text:span><text:span text:style-name="T26_45">grupete</text:span><text:span text:style-name="T26_46"><text:s/></text:span><text:span text:style-name="T26_47">de</text:span><text:span text:style-name="T26_48"><text:s/></text:span><text:span text:style-name="T26_49">ninjas</text:span><text:span text:style-name="T26_50"><text:s/></text:span><text:span text:style-name="T26_51">y</text:span><text:span text:style-name="T26_52"><text:s/></text:span><text:span text:style-name="T26_53">donde</text:span><text:span text:style-name="T26_54"><text:s/></text:span><text:span text:style-name="T26_55">pondremos</text:span><text:span text:style-name="T26_56"><text:s/></text:span><text:span text:style-name="T26_57">en</text:span><text:span text:style-name="T26_58"><text:s/></text:span><text:span text:style-name="T26_59">práctica</text:span><text:span text:style-name="T26_60"><text:s/></text:span><text:span text:style-name="T26_61">nuestras</text:span><text:span text:style-name="T26_62"><text:s/></text:span><text:span text:style-name="T26_63">habilidades</text:span><text:span text:style-name="T26_64"><text:s/></text:span><text:span text:style-name="T26_65">y</text:span><text:span text:style-name="T26_66"><text:s/></text:span><text:span text:style-name="T26_67">reflejos</text:span><text:span text:style-name="T26_68">.<text:s/></text:span><text:span text:style-name="T26_69">Una</text:span><text:span text:style-name="T26_70"><text:s/></text:span><text:span text:style-name="T26_71">vez</text:span><text:span text:style-name="T26_72"><text:s/></text:span><text:span text:style-name="T26_73">derrotados</text:span><text:span text:style-name="T26_74"><text:s/></text:span><text:span text:style-name="T26_75">estos</text:span><text:span text:style-name="T26_76"><text:s/></text:span><text:span text:style-name="T26_77">ingresaremos</text:span><text:span text:style-name="T26_78"><text:s/></text:span><text:span text:style-name="T26_79">en</text:span><text:span text:style-name="T26_80"><text:s/></text:span><text:span text:style-name="T26_81">el</text:span><text:span text:style-name="T26_82"><text:s/></text:span><text:span text:style-name="T26_83">bar</text:span><text:span text:style-name="T26_84"><text:s/></text:span><text:span text:style-name="T26_85">para</text:span><text:span text:style-name="T26_86"><text:s/></text:span><text:span text:style-name="T26_87">pelear</text:span><text:span text:style-name="T26_88"><text:s/></text:span><text:span text:style-name="T26_89">contra</text:span><text:span text:style-name="T26_90"><text:s/></text:span><text:span text:style-name="T26_91">el</text:span><text:span text:style-name="T26_92"><text:s/></text:span><text:span text:style-name="T26_93">cantinero</text:span><text:span text:style-name="T26_94"><text:s/></text:span><text:span text:style-name="T26_95">de</text:span><text:span text:style-name="T26_96"><text:s/></text:span><text:span text:style-name="T26_97">ese</text:span><text:span text:style-name="T26_98"><text:s/></text:span><text:span text:style-name="T26_99">lugar</text:span><text:span text:style-name="T26_100"><text:s/></text:span><text:span text:style-name="T26_101">quien</text:span><text:span text:style-name="T26_102"><text:s/></text:span><text:span text:style-name="T26_103">parece</text:span><text:span text:style-name="T26_104"><text:s/></text:span><text:span text:style-name="T26_105">ocultar</text:span><text:span text:style-name="T26_106"><text:s/></text:span><text:span text:style-name="T26_107">cierta</text:span><text:span text:style-name="T26_108"><text:s/></text:span><text:span text:style-name="T26_109">información</text:span><text:span text:style-name="T26_110"><text:s/></text:span><text:span text:style-name="T26_111">del</text:span><text:span text:style-name="T26_112"><text:s/></text:span><text:span text:style-name="T26_113">paradero</text:span><text:span text:style-name="T26_114"><text:s/></text:span><text:span text:style-name="T26_115">de</text:span><text:span text:style-name="T26_116"><text:s/></text:span><text:span text:style-name="T26_117">nuestro</text:span><text:span text:style-name="T26_118"><text:s/></text:span><text:span text:style-name="T26_119">hermano</text:span><text:span text:style-name="T26_120">.</text:span></text:p>
      <text:p text:style-name="P27"/>
      <text:p text:style-name="P28"/>
      <text:p text:style-name="P29"/>
      <text:p text:style-name="P30"><text:span text:style-name="T30_1">7.<text:s/></text:span><text:span text:style-name="T30_2">Arte</text:span><text:span text:style-name="T30_3"><text:s/></text:span><text:span text:style-name="T30_4">y</text:span><text:span text:style-name="T30_5"><text:s/></text:span><text:span text:style-name="T30_6">Animaciones</text:span></text:p>
      <text:p text:style-name="P31"><text:span text:style-name="T31_1">El</text:span><text:span text:style-name="T31_2"><text:s/></text:span><text:span text:style-name="T31_3">juego</text:span><text:span text:style-name="T31_4"><text:s/></text:span><text:span text:style-name="T31_5">tendrá</text:span><text:span text:style-name="T31_6"><text:s/></text:span><text:span text:style-name="T31_7">lugar</text:span><text:span text:style-name="T31_8"><text:s/></text:span><text:span text:style-name="T31_9">en</text:span><text:span text:style-name="T31_10"><text:s/></text:span><text:span text:style-name="T31_11">un</text:span><text:span text:style-name="T31_12"><text:s/></text:span><text:span text:style-name="T31_13">contexto</text:span><text:span text:style-name="T31_14"><text:s/></text:span><text:span text:style-name="T31_15">donde</text:span><text:span text:style-name="T31_16"><text:s/></text:span><text:span text:style-name="T31_17">la</text:span><text:span text:style-name="T31_18"><text:s/></text:span><text:span text:style-name="T31_19">cultura</text:span><text:span text:style-name="T31_20"><text:s/></text:span><text:span text:style-name="T31_21">pop</text:span><text:span text:style-name="T31_22"><text:s/></text:span><text:span text:style-name="T31_23">Americana</text:span><text:span text:style-name="T31_24"><text:s/></text:span><text:span text:style-name="T31_25">de</text:span><text:span text:style-name="T31_26"><text:s/></text:span><text:span text:style-name="T31_27">los</text:span><text:span text:style-name="T31_28"><text:s/>80’</text:span><text:span text:style-name="T31_29">s</text:span><text:span text:style-name="T31_30"><text:s/></text:span><text:span text:style-name="T31_31">converge</text:span><text:span text:style-name="T31_32"><text:s/></text:span><text:span text:style-name="T31_33">con</text:span><text:span text:style-name="T31_34"><text:s/></text:span><text:span text:style-name="T31_35">toda</text:span><text:span text:style-name="T31_36"><text:s/></text:span><text:span text:style-name="T31_37">la</text:span><text:span text:style-name="T31_38"><text:s/></text:span><text:span text:style-name="T31_39">mística</text:span><text:span text:style-name="T31_40"><text:s/></text:span><text:span text:style-name="T31_41">oriental</text:span><text:span text:style-name="T31_42"><text:s/></text:span><text:span text:style-name="T31_43">de</text:span><text:span text:style-name="T31_44"><text:s/></text:span><text:span text:style-name="T31_45">las</text:span><text:span text:style-name="T31_46"><text:s/></text:span><text:span text:style-name="T31_47">artes</text:span><text:span text:style-name="T31_48"><text:s/></text:span><text:span text:style-name="T31_49">marciales</text:span><text:span text:style-name="T31_50"><text:s/></text:span><text:span text:style-name="T31_51">china</text:span><text:span text:style-name="T31_52">/</text:span><text:span text:style-name="T31_53">japonesa</text:span><text:span text:style-name="T31_54">,<text:s/></text:span><text:span text:style-name="T31_55">luego</text:span><text:span text:style-name="T31_56"><text:s/></text:span><text:span text:style-name="T31_57">todo</text:span><text:span text:style-name="T31_58"><text:s/></text:span><text:span text:style-name="T31_59">esto</text:span><text:span text:style-name="T31_60"><text:s/></text:span><text:span text:style-name="T31_61">recibirá</text:span><text:span text:style-name="T31_62"><text:s/></text:span><text:span text:style-name="T31_63">una</text:span><text:span text:style-name="T31_64"><text:s/></text:span><text:span text:style-name="T31_65">re</text:span><text:span text:style-name="T31_66">-</text:span><text:span text:style-name="T31_67">mezcla</text:span><text:span text:style-name="T31_68"><text:s/></text:span><text:span text:style-name="T31_69">con</text:span><text:span text:style-name="T31_70"><text:s/></text:span><text:span text:style-name="T31_71">ciertos</text:span><text:span text:style-name="T31_72"><text:s/></text:span><text:span text:style-name="T31_73">elementos</text:span><text:span text:style-name="T31_74"><text:s/></text:span><text:span text:style-name="T31_75">de</text:span><text:span text:style-name="T31_76"><text:s/></text:span><text:span text:style-name="T31_77">moda</text:span><text:span text:style-name="T31_78"><text:s/></text:span><text:span text:style-name="T31_79">actuales</text:span><text:span text:style-name="T31_80"><text:s/></text:span><text:span text:style-name="T31_81">para</text:span><text:span text:style-name="T31_82"><text:s/></text:span><text:span text:style-name="T31_83">darle</text:span><text:span text:style-name="T31_84"><text:s/></text:span><text:span text:style-name="T31_85">un</text:span><text:span text:style-name="T31_86"><text:s/></text:span><text:span text:style-name="T31_87">toque</text:span><text:span text:style-name="T31_88"><text:s/></text:span><text:span text:style-name="T31_89">más</text:span><text:span text:style-name="T31_90"><text:s/></text:span><text:span text:style-name="T31_91">contemporáneo</text:span><text:span text:style-name="T31_92"><text:s/></text:span><text:span text:style-name="T31_93">y</text:span><text:span text:style-name="T31_94"><text:s/></text:span><text:span text:style-name="T31_95">moderno</text:span><text:span text:style-name="T31_96"><text:s/></text:span><text:span text:style-name="T31_97">también</text:span><text:span text:style-name="T31_98">.</text:span></text:p>
      <text:p text:style-name="P32"><text:span text:style-name="T32_1">Los</text:span><text:span text:style-name="T32_2"><text:s/></text:span><text:span text:style-name="T32_3">escenarios</text:span><text:span text:style-name="T32_4"><text:s/></text:span><text:span text:style-name="T32_5">serán</text:span><text:span text:style-name="T32_6"><text:s/></text:span><text:span text:style-name="T32_7">en</text:span><text:span text:style-name="T32_8"><text:s/></text:span><text:span text:style-name="T32_9">general</text:span><text:span text:style-name="T32_10"><text:s/></text:span><text:span text:style-name="T32_11">pequeños</text:span><text:span text:style-name="T32_12"><text:s/></text:span><text:span text:style-name="T32_13">entornos</text:span><text:span text:style-name="T32_14"><text:s/></text:span><text:span text:style-name="T32_15">urbanos</text:span><text:span text:style-name="T32_16"><text:s/></text:span><text:span text:style-name="T32_17">interconectados</text:span><text:span text:style-name="T32_18"><text:s/></text:span><text:span text:style-name="T32_19">entre</text:span><text:span text:style-name="T32_20"><text:s/></text:span><text:span text:style-name="T32_21">sí</text:span><text:span text:style-name="T32_22"><text:s/></text:span><text:span text:style-name="T32_23">para</text:span><text:span text:style-name="T32_24"><text:s/></text:span><text:span text:style-name="T32_25">poder</text:span><text:span text:style-name="T32_26"><text:s/></text:span><text:span text:style-name="T32_27">explorar</text:span><text:span text:style-name="T32_28"><text:s/></text:span><text:span text:style-name="T32_29">libremente</text:span><text:span text:style-name="T32_30"><text:s/></text:span><text:span text:style-name="T32_31">distintos</text:span><text:span text:style-name="T32_32"><text:s/></text:span><text:span text:style-name="T32_33">caminos</text:span><text:span text:style-name="T32_34"><text:s/></text:span><text:span text:style-name="T32_35">hasta</text:span><text:span text:style-name="T32_36"><text:s/></text:span><text:span text:style-name="T32_37">alcanzar</text:span><text:span text:style-name="T32_38"><text:s/></text:span><text:span text:style-name="T32_39">el</text:span><text:span text:style-name="T32_40"><text:s/></text:span><text:span text:style-name="T32_41">jefe</text:span><text:span text:style-name="T32_42"><text:s/></text:span><text:span text:style-name="T32_43">final</text:span><text:span text:style-name="T32_44"><text:s/></text:span><text:span text:style-name="T32_45">del</text:span><text:span text:style-name="T32_46"><text:s/></text:span><text:span text:style-name="T32_47">juego</text:span><text:span text:style-name="T32_48">,<text:s/></text:span><text:span text:style-name="T32_49">con</text:span><text:span text:style-name="T32_50"><text:s/></text:span><text:span text:style-name="T32_51">un</text:span><text:span text:style-name="T32_52"><text:s/></text:span><text:span text:style-name="T32_53">mínimo</text:span><text:span text:style-name="T32_54"><text:s/></text:span><text:span text:style-name="T32_55">de</text:span><text:span text:style-name="T32_56"><text:s/></text:span><text:span text:style-name="T32_57">dos</text:span><text:span text:style-name="T32_58"><text:s/></text:span><text:span text:style-name="T32_59">caminos</text:span><text:span text:style-name="T32_60"><text:s/></text:span><text:span text:style-name="T32_61">alternativos</text:span><text:span text:style-name="T32_62">.</text:span></text:p>
      <text:p text:style-name="P33"><text:span text:style-name="T33_1">El</text:span><text:span text:style-name="T33_2"><text:s/></text:span><text:span text:style-name="T33_3">personaje</text:span><text:span text:style-name="T33_4"><text:s/></text:span><text:span text:style-name="T33_5">principal</text:span><text:span text:style-name="T33_6"><text:s/></text:span><text:span text:style-name="T33_7">tendrá</text:span><text:span text:style-name="T33_8"><text:s/></text:span><text:span text:style-name="T33_9">un</text:span><text:span text:style-name="T33_10"><text:s/></text:span><text:span text:style-name="T33_11">variado</text:span><text:span text:style-name="T33_12"><text:s/></text:span><text:span text:style-name="T33_13">set</text:span><text:span text:style-name="T33_14"><text:s/></text:span><text:span text:style-name="T33_15">de</text:span><text:span text:style-name="T33_16"><text:s/></text:span><text:span text:style-name="T33_17">movimientos</text:span><text:span text:style-name="T33_18"><text:s/></text:span><text:span text:style-name="T33_19">para</text:span><text:span text:style-name="T33_20"><text:s/></text:span><text:span text:style-name="T33_21">conectar</text:span><text:span text:style-name="T33_22"><text:s/></text:span><text:span text:style-name="T33_23">múltiples</text:span><text:span text:style-name="T33_24"><text:s/></text:span><text:span text:style-name="T33_25">y</text:span><text:span text:style-name="T33_26"><text:s/></text:span><text:span text:style-name="T33_27">variados</text:span><text:span text:style-name="T33_28"><text:s/></text:span><text:span text:style-name="T33_29">combinaciones</text:span><text:span text:style-name="T33_30"><text:s/></text:span><text:span text:style-name="T33_31">de</text:span><text:span text:style-name="T33_32"><text:s/></text:span><text:span text:style-name="T33_33">golpes</text:span><text:span text:style-name="T33_34">.<text:s/></text:span><text:span text:style-name="T33_35">Los</text:span><text:span text:style-name="T33_36"><text:s/></text:span><text:span text:style-name="T33_37">enemigos</text:span><text:span text:style-name="T33_38"><text:s/></text:span><text:span text:style-name="T33_39">también</text:span><text:span text:style-name="T33_40"><text:s/></text:span><text:span text:style-name="T33_41">deberán</text:span><text:span text:style-name="T33_42"><text:s/></text:span><text:span text:style-name="T33_43">contar</text:span><text:span text:style-name="T33_44"><text:s/></text:span><text:span text:style-name="T33_45">un</text:span><text:span text:style-name="T33_46"><text:s/></text:span><text:span text:style-name="T33_47">mínimo</text:span><text:span text:style-name="T33_48"><text:s/></text:span><text:span text:style-name="T33_49">set</text:span><text:span text:style-name="T33_50"><text:s/></text:span><text:span text:style-name="T33_51">de</text:span><text:span text:style-name="T33_52"><text:s/></text:span><text:span text:style-name="T33_53">animaciones</text:span><text:span text:style-name="T33_54"><text:s/></text:span><text:span text:style-name="T33_55">para</text:span><text:span text:style-name="T33_56"><text:s/></text:span><text:span text:style-name="T33_57">que</text:span><text:span text:style-name="T33_58"><text:s/></text:span><text:span text:style-name="T33_59">tengan</text:span><text:span text:style-name="T33_60"><text:s/></text:span><text:span text:style-name="T33_61">personalidad</text:span><text:span text:style-name="T33_62">,<text:s/></text:span><text:span text:style-name="T33_63">aunque</text:span><text:span text:style-name="T33_64"><text:s/></text:span><text:span text:style-name="T33_65">eso</text:span><text:span text:style-name="T33_66"><text:s/></text:span><text:span text:style-name="T33_67">dependerá</text:span><text:span text:style-name="T33_68"><text:s/></text:span><text:span text:style-name="T33_69">del</text:span><text:span text:style-name="T33_70"><text:s/></text:span><text:span text:style-name="T33_71">tipo</text:span><text:span text:style-name="T33_72"><text:s/></text:span><text:span text:style-name="T33_73">de</text:span><text:span text:style-name="T33_74"><text:s/></text:span><text:span text:style-name="T33_75">enemigo</text:span><text:span text:style-name="T33_76">.</text:span></text:p>
      <text:p text:style-name="P34"><text:span text:style-name="T34_1">En</text:span><text:span text:style-name="T34_2"><text:s/></text:span><text:span text:style-name="T34_3">ciertas</text:span><text:span text:style-name="T34_4"><text:s/></text:span><text:span text:style-name="T34_5">ocasiones</text:span><text:span text:style-name="T34_6"><text:s/></text:span><text:span text:style-name="T34_7">y</text:span><text:span text:style-name="T34_8"><text:s/></text:span><text:span text:style-name="T34_9">según</text:span><text:span text:style-name="T34_10"><text:s/></text:span><text:span text:style-name="T34_11">en</text:span><text:span text:style-name="T34_12"><text:s/></text:span><text:span text:style-name="T34_13">que</text:span><text:span text:style-name="T34_14"><text:s/></text:span><text:span text:style-name="T34_15">punto</text:span><text:span text:style-name="T34_16"><text:s/></text:span><text:span text:style-name="T34_17">del</text:span><text:span text:style-name="T34_18"><text:s/></text:span><text:span text:style-name="T34_19">argumento</text:span><text:span text:style-name="T34_20"><text:s/></text:span><text:span text:style-name="T34_21">nos</text:span><text:span text:style-name="T34_22"><text:s/></text:span><text:span text:style-name="T34_23">encontremos</text:span><text:span text:style-name="T34_24"><text:s/></text:span><text:span text:style-name="T34_25">podríamos</text:span><text:span text:style-name="T34_26"><text:s/></text:span><text:span text:style-name="T34_27">contemplar</text:span><text:span text:style-name="T34_28"><text:s/></text:span><text:span text:style-name="T34_29">ciertas</text:span><text:span text:style-name="T34_30"><text:s/></text:span><text:span text:style-name="T34_31">cinemáticas</text:span><text:span text:style-name="T34_32"><text:s/></text:span><text:span text:style-name="T34_33">o</text:span><text:span text:style-name="T34_34"><text:s/></text:span><text:span text:style-name="T34_35">imágenes</text:span><text:span text:style-name="T34_36"><text:s/></text:span><text:span text:style-name="T34_37">estáticas</text:span><text:span text:style-name="T34_38"><text:s/></text:span><text:span text:style-name="T34_39">tipo</text:span><text:span text:style-name="T34_40"><text:s/></text:span><text:span text:style-name="T34_41">pin</text:span><text:span text:style-name="T34_42">-</text:span><text:span text:style-name="T34_43">up</text:span><text:span text:style-name="T34_44"><text:s/></text:span><text:span text:style-name="T34_45">con</text:span><text:span text:style-name="T34_46"><text:s/></text:span><text:span text:style-name="T34_47">un</text:span><text:span text:style-name="T34_48"><text:s/></text:span><text:span text:style-name="T34_49">breve</text:span><text:span text:style-name="T34_50"><text:s/></text:span><text:span text:style-name="T34_51">párrafo</text:span><text:span text:style-name="T34_52"><text:s/></text:span><text:span text:style-name="T34_53">para</text:span><text:span text:style-name="T34_54"><text:s/></text:span><text:span text:style-name="T34_55">explicar</text:span><text:span text:style-name="T34_56"><text:s/></text:span><text:span text:style-name="T34_57">los</text:span><text:span text:style-name="T34_58"><text:s/></text:span><text:span text:style-name="T34_59">acontecimientos</text:span><text:span text:style-name="T34_60"><text:s/></text:span><text:span text:style-name="T34_61">de</text:span><text:span text:style-name="T34_62"><text:s/></text:span><text:span text:style-name="T34_63">la</text:span><text:span text:style-name="T34_64"><text:s/></text:span><text:span text:style-name="T34_65">historia</text:span><text:span text:style-name="T34_66">.</text:span></text:p>
      <text:p text:style-name="P35"/>
      <text:p text:style-name="P36"/>
      <text:p text:style-name="P37"><text:span text:style-name="T37_1">8.<text:s/></text:span><text:span text:style-name="T37_2">Juegos</text:span><text:span text:style-name="T37_3"><text:s/></text:span><text:span text:style-name="T37_4">de</text:span><text:span text:style-name="T37_5"><text:s/></text:span><text:span text:style-name="T37_6">Referencia</text:span><text:span text:style-name="T37_7"><text:s/>(</text:span><text:span text:style-name="T37_8">y</text:span><text:span text:style-name="T37_9"><text:s/></text:span><text:span text:style-name="T37_10">otras</text:span><text:span text:style-name="T37_11"><text:s/></text:span><text:span text:style-name="T37_12">cosas</text:span><text:span text:style-name="T37_13">)</text:span></text:p>
      <text:p text:style-name="P38"><text:span text:style-name="T38_1">Streets</text:span><text:span text:style-name="T38_2"><text:s/></text:span><text:span text:style-name="T38_3">of</text:span><text:span text:style-name="T38_4"><text:s/></text:span><text:span text:style-name="T38_5">Rage</text:span><text:span text:style-name="T38_6">,<text:s/></text:span><text:span text:style-name="T38_7">Double</text:span><text:span text:style-name="T38_8"><text:s/></text:span><text:span text:style-name="T38_9">Dragon</text:span><text:span text:style-name="T38_10">,<text:s/></text:span><text:span text:style-name="T38_11">Final</text:span><text:span text:style-name="T38_12"><text:s/></text:span><text:span text:style-name="T38_13">Fight</text:span><text:span text:style-name="T38_14">,<text:s/></text:span><text:span text:style-name="T38_15">Art</text:span><text:span text:style-name="T38_16"><text:s/></text:span><text:span text:style-name="T38_17">of</text:span><text:span text:style-name="T38_18"><text:s/></text:span><text:span text:style-name="T38_19">Fighting</text:span><text:span text:style-name="T38_20">,<text:s/></text:span><text:span text:style-name="T38_21">Fatal</text:span><text:span text:style-name="T38_22"><text:s/></text:span><text:span text:style-name="T38_23">Fury</text:span><text:span text:style-name="T38_24"><text:s/>1<text:s/>&amp;<text:s/>3,<text:s/></text:span><text:span text:style-name="T38_25">River</text:span><text:span text:style-name="T38_26"><text:s/></text:span><text:span text:style-name="T38_27">City</text:span><text:span text:style-name="T38_28"><text:s/></text:span><text:span text:style-name="T38_29">Ransom</text:span><text:span text:style-name="T38_30">,<text:s/></text:span><text:span text:style-name="T38_31">Street</text:span><text:span text:style-name="T38_32"><text:s/></text:span><text:span text:style-name="T38_33">Fighter</text:span><text:span text:style-name="T38_34">,<text:s/></text:span><text:span text:style-name="T38_35">King</text:span><text:span text:style-name="T38_36"><text:s/></text:span><text:span text:style-name="T38_37">of</text:span><text:span text:style-name="T38_38"><text:s/></text:span><text:span text:style-name="T38_39">Fighter</text:span><text:span text:style-name="T38_40">,<text:s/></text:span><text:span text:style-name="T38_41">Kung</text:span><text:span text:style-name="T38_42"><text:s/></text:span><text:span text:style-name="T38_43">Fury</text:span><text:span text:style-name="T38_44">,<text:s/></text:span><text:span text:style-name="T38_45">Machete</text:span><text:span text:style-name="T38_46"><text:s/></text:span><text:span text:style-name="T38_47">Kills</text:span><text:span text:style-name="T38_48">,<text:s/></text:span><text:span text:style-name="T38_49">Stallone</text:span><text:span text:style-name="T38_50">,<text:s/></text:span><text:span text:style-name="T38_51">Bruce</text:span><text:span text:style-name="T38_52"><text:s/></text:span><text:span text:style-name="T38_53">Lee</text:span><text:span text:style-name="T38_54">,<text:s/></text:span><text:span text:style-name="T38_55">Van</text:span><text:span text:style-name="T38_56"><text:s/></text:span><text:span text:style-name="T38_57">Damme</text:span><text:span text:style-name="T38_58">,<text:s/></text:span><text:span text:style-name="T38_59">Cristal</text:span><text:span text:style-name="T38_60"><text:s/></text:span><text:span text:style-name="T38_61">Castles</text:span><text:span text:style-name="T38_62">,<text:s/></text:span><text:span text:style-name="T38_63">Skryllex</text:span><text:span text:style-name="T38_64">,<text:s/></text:span><text:span text:style-name="T38_65">M</text:span><text:span text:style-name="T38_66">83,<text:s/></text:span><text:span text:style-name="T38_67">Kavnisky</text:span><text:span text:style-name="T38_68">,<text:s/></text:span><text:span text:style-name="T38_69">etc</text:span><text:span text:style-name="T38_70">.</text:span></text:p>
      <text:p text:style-name="P39"/>
      <text:p text:style-name="P40"/>
      <text:p text:style-name="P41"><text:span text:style-name="T41_1">Nombres</text:span><text:span text:style-name="T41_2"><text:s/></text:span><text:span text:style-name="T41_3">para</text:span><text:span text:style-name="T41_4"><text:s/></text:span><text:span text:style-name="T41_5">personajes</text:span><text:span text:style-name="T41_6">:</text:span></text:p>
      <text:p text:style-name="P42"><text:span text:style-name="T42_1">Alex</text:span><text:span text:style-name="T42_2">,<text:s/></text:span><text:span text:style-name="T42_3">Axel</text:span><text:span text:style-name="T42_4">,<text:s/></text:span><text:span text:style-name="T42_5">Ryan</text:span><text:span text:style-name="T42_6">,<text:s/></text:span><text:span text:style-name="T42_7">Brian</text:span><text:span text:style-name="T42_8">,<text:s/></text:span><text:span text:style-name="T42_9">Sirius</text:span><text:span text:style-name="T42_10">,<text:s/></text:span><text:span text:style-name="T42_11">Gallaher</text:span><text:span text:style-name="T42_12">,<text:s/></text:span><text:span text:style-name="T42_13">Joe</text:span><text:span text:style-name="T42_14">,<text:s/></text:span><text:span text:style-name="T42_15">Dylan</text:span><text:span text:style-name="T42_16">,<text:s/></text:span><text:span text:style-name="T42_17">Dave</text:span><text:span text:style-name="T42_18">,<text:s/></text:span><text:span text:style-name="T42_19">Slash</text:span><text:span text:style-name="T42_20">,<text:s/></text:span><text:span text:style-name="T42_21">Jaegger</text:span><text:span text:style-name="T42_22">,<text:s/></text:span><text:span text:style-name="T42_23">Bruce</text:span><text:span text:style-name="T42_24">,<text:s/></text:span><text:span text:style-name="T42_25">Vincent</text:span><text:span text:style-name="T42_26">,<text:s/></text:span><text:span text:style-name="T42_27">Nick</text:span><text:span text:style-name="T42_28">,<text:s/></text:span><text:span text:style-name="T42_29">Ian</text:span><text:span text:style-name="T42_30">,<text:s/></text:span><text:span text:style-name="T42_31">Xavier</text:span><text:span text:style-name="T42_32">,<text:s/></text:span><text:span text:style-name="T42_33">Rush</text:span><text:span text:style-name="T42_34">,<text:s/></text:span><text:span text:style-name="T42_35">Kurt</text:span><text:span text:style-name="T42_36">,<text:s/></text:span><text:span text:style-name="T42_37">Jordi</text:span><text:span text:style-name="T42_38">,<text:s/></text:span><text:span text:style-name="T42_39">Lander</text:span></text:p>
      <text:p text:style-name="P43"/>
      <text:p text:style-name="P44"/>
      <text:p text:style-name="P45"/>
      <text:p text:style-name="P46"><text:span text:style-name="T46_1">9.<text:s/></text:span><text:span text:style-name="T46_2">Síntesis</text:span><text:span text:style-name="T46_3"><text:s/></text:span><text:span text:style-name="T46_4">Argumental</text:span></text:p>
      <text:p text:style-name="P47"><text:span text:style-name="T47_1">Un</text:span><text:span text:style-name="T47_2"><text:s/></text:span><text:span text:style-name="T47_3">día</text:span><text:span text:style-name="T47_4"><text:s/></text:span><text:span text:style-name="T47_5">llega</text:span><text:span text:style-name="T47_6"><text:s/></text:span><text:span text:style-name="T47_7">en</text:span><text:span text:style-name="T47_8"><text:s/></text:span><text:span text:style-name="T47_9">Moto</text:span><text:span text:style-name="T47_10"><text:s/></text:span><text:span text:style-name="T47_11">nuestro</text:span><text:span text:style-name="T47_12"><text:s/></text:span><text:span text:style-name="T47_13">protagonista</text:span><text:span text:style-name="T47_14"><text:s/></text:span><text:span text:style-name="T47_15">y</text:span><text:span text:style-name="T47_16"><text:s/></text:span><text:span text:style-name="T47_17">encuentra</text:span><text:span text:style-name="T47_18"><text:s text:c="2"/></text:span><text:span text:style-name="T47_19">el</text:span><text:span text:style-name="T47_20"><text:s/></text:span><text:span text:style-name="T47_21">antiguo</text:span><text:span text:style-name="T47_22"><text:s/></text:span><text:span text:style-name="T47_23">Dojo</text:span><text:span text:style-name="T47_24"><text:s/></text:span><text:span text:style-name="T47_25">de</text:span><text:span text:style-name="T47_26"><text:s/></text:span><text:span text:style-name="T47_27">su</text:span><text:span text:style-name="T47_28"><text:s/></text:span><text:span text:style-name="T47_29">maestro</text:span><text:span text:style-name="T47_30"><text:s/></text:span><text:span text:style-name="T47_31">destrozado</text:span><text:span text:style-name="T47_32">,<text:s/></text:span><text:span text:style-name="T47_33">El</text:span><text:span text:style-name="T47_34"><text:s/></text:span><text:span text:style-name="T47_35">maestro</text:span><text:span text:style-name="T47_36"><text:s/></text:span><text:span text:style-name="T47_37">yace</text:span><text:span text:style-name="T47_38"><text:s/></text:span><text:span text:style-name="T47_39">moribundo</text:span><text:span text:style-name="T47_40"><text:s/></text:span><text:span text:style-name="T47_41">en</text:span><text:span text:style-name="T47_42"><text:s/></text:span><text:span text:style-name="T47_43">un</text:span><text:span text:style-name="T47_44"><text:s/></text:span><text:span text:style-name="T47_45">rincón</text:span><text:span text:style-name="T47_46">,<text:s/></text:span><text:span text:style-name="T47_47">este</text:span><text:span text:style-name="T47_48"><text:s/></text:span><text:span text:style-name="T47_49">exclama</text:span><text:span text:style-name="T47_50">:</text:span></text:p>
      <text:p text:style-name="P48"><text:span text:style-name="T48_1">_<text:s/></text:span><text:span text:style-name="T48_2">Oh</text:span><text:span text:style-name="T48_3">,<text:s/></text:span><text:span text:style-name="T48_4">has</text:span><text:span text:style-name="T48_5"><text:s/></text:span><text:span text:style-name="T48_6">vuelto</text:span><text:span text:style-name="T48_7"><text:s/></text:span><text:span text:style-name="T48_8">mi</text:span><text:span text:style-name="T48_9"><text:s/></text:span><text:span text:style-name="T48_10">joven</text:span><text:span text:style-name="T48_11"><text:s/></text:span><text:span text:style-name="T48_12">aprendiz</text:span><text:span text:style-name="T48_13">,<text:s/></text:span><text:span text:style-name="T48_14">no</text:span><text:span text:style-name="T48_15"><text:s/></text:span><text:span text:style-name="T48_16">te</text:span><text:span text:style-name="T48_17"><text:s/></text:span><text:span text:style-name="T48_18">imaginas</text:span><text:span text:style-name="T48_19"><text:s/></text:span><text:span text:style-name="T48_20">el</text:span><text:span text:style-name="T48_21"><text:s/></text:span><text:span text:style-name="T48_22">horror</text:span><text:span text:style-name="T48_23">....</text:span></text:p>
      <text:p text:style-name="P49"><text:span text:style-name="T49_1">_<text:s/></text:span><text:span text:style-name="T49_2">Gran</text:span><text:span text:style-name="T49_3"><text:s/></text:span><text:span text:style-name="T49_4">maestro</text:span><text:span text:style-name="T49_5">,<text:s/></text:span><text:span text:style-name="T49_6">esto</text:span><text:span text:style-name="T49_7"><text:s/></text:span><text:span text:style-name="T49_8">es</text:span><text:span text:style-name="T49_9"><text:s/></text:span><text:span text:style-name="T49_10">terrible</text:span><text:span text:style-name="T49_11">,<text:s/></text:span><text:span text:style-name="T49_12">que</text:span><text:span text:style-name="T49_13"><text:s/></text:span><text:span text:style-name="T49_14">sucedió</text:span><text:span text:style-name="T49_15"><text:s/></text:span><text:span text:style-name="T49_16">aquí</text:span><text:span text:style-name="T49_17">?</text:span></text:p>
      <text:p text:style-name="P50"><text:span text:style-name="T50_1">_<text:s/></text:span><text:span text:style-name="T50_2">Hace</text:span><text:span text:style-name="T50_3"><text:s/></text:span><text:span text:style-name="T50_4">meses</text:span><text:span text:style-name="T50_5"><text:s/></text:span><text:span text:style-name="T50_6">que</text:span><text:span text:style-name="T50_7"><text:s/></text:span><text:span text:style-name="T50_8">recibimos</text:span><text:span text:style-name="T50_9"><text:s/></text:span><text:span text:style-name="T50_10">varias</text:span><text:span text:style-name="T50_11"><text:s/></text:span><text:span text:style-name="T50_12">amenazas</text:span><text:span text:style-name="T50_13"><text:s/></text:span><text:span text:style-name="T50_14">de</text:span><text:span text:style-name="T50_15"><text:s/></text:span><text:span text:style-name="T50_16">muerte</text:span><text:span text:style-name="T50_17"><text:s/></text:span><text:span text:style-name="T50_18">para</text:span><text:span text:style-name="T50_19"><text:s/></text:span><text:span text:style-name="T50_20">que</text:span><text:span text:style-name="T50_21"><text:s/></text:span><text:span text:style-name="T50_22">cerrar</text:span><text:span text:style-name="T50_23"><text:s/></text:span><text:span text:style-name="T50_24">el</text:span><text:span text:style-name="T50_25"><text:s/></text:span><text:span text:style-name="T50_26">Dojo</text:span><text:span text:style-name="T50_27">,<text:s/></text:span><text:span text:style-name="T50_28">intentamos</text:span><text:span text:style-name="T50_29"><text:s/></text:span><text:span text:style-name="T50_30">resistir</text:span><text:span text:style-name="T50_31"><text:s/></text:span><text:span text:style-name="T50_32">pero</text:span><text:span text:style-name="T50_33"><text:s/></text:span><text:span text:style-name="T50_34">ayer</text:span><text:span text:style-name="T50_35"><text:s/></text:span><text:span text:style-name="T50_36">arrasaron</text:span><text:span text:style-name="T50_37"><text:s/></text:span><text:span text:style-name="T50_38">con</text:span><text:span text:style-name="T50_39"><text:s/></text:span><text:span text:style-name="T50_40">todo</text:span><text:span text:style-name="T50_41">,<text:s/></text:span><text:span text:style-name="T50_42">una</text:span><text:span text:style-name="T50_43"><text:s/></text:span><text:span text:style-name="T50_44">sombra</text:span><text:span text:style-name="T50_45"><text:s/></text:span><text:span text:style-name="T50_46">muy</text:span><text:span text:style-name="T50_47"><text:s/></text:span><text:span text:style-name="T50_48">oscura</text:span><text:span text:style-name="T50_49"><text:s/></text:span><text:span text:style-name="T50_50">está</text:span><text:span text:style-name="T50_51"><text:s/></text:span><text:span text:style-name="T50_52">cubriendo</text:span><text:span text:style-name="T50_53"><text:s/></text:span><text:span text:style-name="T50_54">nuestro</text:span><text:span text:style-name="T50_55"><text:s/></text:span><text:span text:style-name="T50_56">barrio</text:span><text:span text:style-name="T50_57">...</text:span></text:p>
      <text:p text:style-name="P51"><text:span text:style-name="T51_1">_<text:s/>¿</text:span><text:span text:style-name="T51_2">Quiénes</text:span><text:span text:style-name="T51_3"><text:s/></text:span><text:span text:style-name="T51_4">hicieron</text:span><text:span text:style-name="T51_5"><text:s/></text:span><text:span text:style-name="T51_6">esto</text:span><text:span text:style-name="T51_7">?</text:span></text:p>
      <text:p text:style-name="P52"><text:span text:style-name="T52_1">_<text:s/></text:span><text:span text:style-name="T52_2">No</text:span><text:span text:style-name="T52_3"><text:s/></text:span><text:span text:style-name="T52_4">sé</text:span><text:span text:style-name="T52_5">,<text:s/></text:span><text:span text:style-name="T52_6">solo</text:span><text:span text:style-name="T52_7"><text:s/></text:span><text:span text:style-name="T52_8">recuerdo</text:span><text:span text:style-name="T52_9"><text:s/></text:span><text:span text:style-name="T52_10">la</text:span><text:span text:style-name="T52_11"><text:s/></text:span><text:span text:style-name="T52_12">cara</text:span><text:span text:style-name="T52_13"><text:s/></text:span><text:span text:style-name="T52_14">de</text:span><text:span text:style-name="T52_15"><text:s/></text:span><text:span text:style-name="T52_16">uno</text:span><text:span text:style-name="T52_17"><text:s/></text:span><text:span text:style-name="T52_18">de</text:span><text:span text:style-name="T52_19"><text:s/></text:span><text:span text:style-name="T52_20">ellos</text:span><text:span text:style-name="T52_21">,<text:s/></text:span><text:span text:style-name="T52_22">lo</text:span><text:span text:style-name="T52_23"><text:s/></text:span><text:span text:style-name="T52_24">ví</text:span><text:span text:style-name="T52_25"><text:s/></text:span><text:span text:style-name="T52_26">una</text:span><text:span text:style-name="T52_27"><text:s/></text:span><text:span text:style-name="T52_28">vez</text:span><text:span text:style-name="T52_29"><text:s/></text:span><text:span text:style-name="T52_30">en</text:span><text:span text:style-name="T52_31"><text:s/></text:span><text:span text:style-name="T52_32">el</text:span><text:span text:style-name="T52_33"><text:s/></text:span><text:span text:style-name="T52_34">bar</text:span><text:span text:style-name="T52_35"><text:s/></text:span><text:span text:style-name="T52_36">de</text:span><text:span text:style-name="T52_37"><text:s/></text:span><text:span text:style-name="T52_38">la</text:span><text:span text:style-name="T52_39"><text:s/></text:span><text:span text:style-name="T52_40">esquina</text:span><text:span text:style-name="T52_41"><text:s/></text:span><text:span text:style-name="T52_42">pero</text:span><text:span text:style-name="T52_43"><text:s/></text:span><text:span text:style-name="T52_44">ten</text:span><text:span text:style-name="T52_45"><text:s/></text:span><text:span text:style-name="T52_46">cuidado</text:span><text:span text:style-name="T52_47"><text:s/></text:span><text:span text:style-name="T52_48">creo</text:span><text:span text:style-name="T52_49"><text:s/></text:span><text:span text:style-name="T52_50">que</text:span><text:span text:style-name="T52_51"><text:s/></text:span><text:span text:style-name="T52_52">han</text:span><text:span text:style-name="T52_53"><text:s/></text:span><text:span text:style-name="T52_54">secuestrado</text:span><text:span text:style-name="T52_55"><text:s/></text:span><text:span text:style-name="T52_56">a</text:span><text:span text:style-name="T52_57"><text:s/></text:span><text:span text:style-name="T52_58">Nick</text:span><text:span text:style-name="T52_59"><text:s/></text:span><text:span text:style-name="T52_60">y</text:span><text:span text:style-name="T52_61"><text:s/></text:span><text:span text:style-name="T52_62">Zoe</text:span><text:span text:style-name="T52_63"><text:s/></text:span><text:span text:style-name="T52_64">y</text:span><text:span text:style-name="T52_65"><text:s/></text:span><text:span text:style-name="T52_66">no</text:span><text:span text:style-name="T52_67"><text:s/></text:span><text:span text:style-name="T52_68">sé</text:span><text:span text:style-name="T52_69"><text:s/></text:span><text:span text:style-name="T52_70">que</text:span><text:span text:style-name="T52_71"><text:s/></text:span><text:span text:style-name="T52_72">van</text:span><text:span text:style-name="T52_73"><text:s/></text:span><text:span text:style-name="T52_74">a</text:span><text:span text:style-name="T52_75"><text:s/></text:span><text:span text:style-name="T52_76">hacer</text:span><text:span text:style-name="T52_77"><text:s/></text:span><text:span text:style-name="T52_78">con</text:span><text:span text:style-name="T52_79"><text:s/></text:span><text:span text:style-name="T52_80">ellos</text:span><text:span text:style-name="T52_81"><text:s/></text:span><text:span text:style-name="T52_82">ahhh</text:span><text:span text:style-name="T52_83">...</text:span></text:p>
      <text:p text:style-name="P53"><text:span text:style-name="T53_1">_<text:s/></text:span><text:span text:style-name="T53_2">Resista</text:span><text:span text:style-name="T53_3"><text:s/></text:span><text:span text:style-name="T53_4">maestro</text:span><text:span text:style-name="T53_5">,<text:s/></text:span><text:span text:style-name="T53_6">tenemos</text:span><text:span text:style-name="T53_7"><text:s/></text:span><text:span text:style-name="T53_8">que</text:span><text:span text:style-name="T53_9"><text:s/></text:span><text:span text:style-name="T53_10">solucionar</text:span><text:span text:style-name="T53_11"><text:s/></text:span><text:span text:style-name="T53_12">esto</text:span><text:span text:style-name="T53_13">,<text:s/></text:span><text:span text:style-name="T53_14">no</text:span><text:span text:style-name="T53_15"><text:s/></text:span><text:span text:style-name="T53_16">me</text:span><text:span text:style-name="T53_17"><text:s/></text:span><text:span text:style-name="T53_18">abandone</text:span><text:span text:style-name="T53_19">,<text:s/></text:span><text:span text:style-name="T53_20">vamos</text:span><text:span text:style-name="T53_21"><text:s/></text:span><text:span text:style-name="T53_22">a</text:span><text:span text:style-name="T53_23"><text:s/></text:span><text:span text:style-name="T53_24">recuperar</text:span><text:span text:style-name="T53_25"><text:s/></text:span><text:span text:style-name="T53_26">el</text:span><text:span text:style-name="T53_27"><text:s/></text:span><text:span text:style-name="T53_28">prestigio</text:span><text:span text:style-name="T53_29"><text:s/></text:span><text:span text:style-name="T53_30">del</text:span><text:span text:style-name="T53_31"><text:s/></text:span><text:span text:style-name="T53_32">Dojo</text:span><text:span text:style-name="T53_33">,<text:s/></text:span><text:span text:style-name="T53_34">solo</text:span><text:span text:style-name="T53_35"><text:s/></text:span><text:span text:style-name="T53_36">aguarde</text:span><text:span text:style-name="T53_37"><text:s/></text:span><text:span text:style-name="T53_38">a</text:span><text:span text:style-name="T53_39"><text:s/></text:span><text:span text:style-name="T53_40">que</text:span><text:span text:style-name="T53_41"><text:s/></text:span><text:span text:style-name="T53_42">llame</text:span><text:span text:style-name="T53_43"><text:s/></text:span><text:span text:style-name="T53_44">una</text:span><text:span text:style-name="T53_45"><text:s/></text:span><text:span text:style-name="T53_46">enfermería</text:span><text:span text:style-name="T53_47">…</text:span></text:p>
      <text:p text:style-name="P54"><text:span text:style-name="T54_1">_<text:s/>…<text:s text:c="9"/>[</text:span><text:span text:style-name="T54_2">ha</text:span><text:span text:style-name="T54_3"><text:s/></text:span><text:span text:style-name="T54_4">fallecido</text:span><text:span text:style-name="T54_5">]</text:span></text:p>
      <text:p text:style-name="P55"><text:span text:style-name="T55_1">_<text:s/></text:span><text:span text:style-name="T55_2">Maestro</text:span><text:span text:style-name="T55_3">,<text:s/></text:span><text:span text:style-name="T55_4">noooo</text:span><text:span text:style-name="T55_5">…<text:s text:c="2"/></text:span></text:p>
      <text:p text:style-name="P56"><text:span text:style-name="T56_1">_<text:s/></text:span><text:span text:style-name="T56_2">Esto</text:span><text:span text:style-name="T56_3"><text:s/></text:span><text:span text:style-name="T56_4">no</text:span><text:span text:style-name="T56_5"><text:s/></text:span><text:span text:style-name="T56_6">se</text:span><text:span text:style-name="T56_7"><text:s/></text:span><text:span text:style-name="T56_8">quedará</text:span><text:span text:style-name="T56_9"><text:s/></text:span><text:span text:style-name="T56_10">así</text:span><text:span text:style-name="T56_11">,<text:s/></text:span><text:span text:style-name="T56_12">voy</text:span><text:span text:style-name="T56_13"><text:s/></text:span><text:span text:style-name="T56_14">a</text:span><text:span text:style-name="T56_15"><text:s/></text:span><text:span text:style-name="T56_16">vengarme</text:span><text:span text:style-name="T56_17">,<text:s/></text:span><text:span text:style-name="T56_18">tengo</text:span><text:span text:style-name="T56_19"><text:s/></text:span><text:span text:style-name="T56_20">que</text:span><text:span text:style-name="T56_21"><text:s/></text:span><text:span text:style-name="T56_22">encontrarlos</text:span><text:span text:style-name="T56_23"><text:s/></text:span><text:span text:style-name="T56_24">y</text:span><text:span text:style-name="T56_25"><text:s/></text:span><text:span text:style-name="T56_26">honrar</text:span><text:span text:style-name="T56_27"><text:s/></text:span><text:span text:style-name="T56_28">a</text:span><text:span text:style-name="T56_29"><text:s/></text:span><text:span text:style-name="T56_30">mi</text:span><text:span text:style-name="T56_31"><text:s/></text:span><text:span text:style-name="T56_32">Sensei</text:span><text:span text:style-name="T56_33">,</text:span><text:span text:style-name="T56_34">Respetarán</text:span><text:span text:style-name="T56_35"><text:s/></text:span><text:span text:style-name="T56_36">el</text:span><text:span text:style-name="T56_37"><text:s/></text:span><text:span text:style-name="T56_38">Dojo</text:span><text:span text:style-name="T56_39">!...</text:span></text:p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